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4.74pt"/>
    </style:style>
    <style:style style:name="co3" style:family="table-column">
      <style:table-column-properties fo:break-before="auto" style:column-width="20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px_4t-10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/home/jakub/opencv_hpx_backend/opencv_mandelbrot/cmake-build-release_hpx/opencv_mandelbrot -h 4800 -w 5400 -b hpx_nstripes --hpx:threads 4</text:p>
          </table:table-cell>
          <table:table-cell/>
        </table:table-row>
        <table:table-row table:style-name="ro1">
          <table:table-cell office:value-type="string" calcext:value-type="string">
            <text:p>imsize: h=4800 w=5400 backend=hpx_nstripes num_pus=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903" calcext:value-type="float">
            <text:p>0.695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2466" calcext:value-type="float">
            <text:p>2.62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6626" calcext:value-type="float">
            <text:p>0.726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9862" calcext:value-type="float">
            <text:p>0.599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1416" calcext:value-type="float">
            <text:p>0.591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045" calcext:value-type="float">
            <text:p>0.54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9684" calcext:value-type="float">
            <text:p>0.6196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5388" calcext:value-type="float">
            <text:p>0.545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16611" calcext:value-type="float">
            <text:p>0.5166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06933" calcext:value-type="float">
            <text:p>0.5069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3115" calcext:value-type="float">
            <text:p>0.5831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21502" calcext:value-type="float">
            <text:p>0.5215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6117" calcext:value-type="float">
            <text:p>0.526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95837" calcext:value-type="float">
            <text:p>0.4958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18657" calcext:value-type="float">
            <text:p>0.5186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2928" calcext:value-type="float">
            <text:p>0.4929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4864" calcext:value-type="float">
            <text:p>0.494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8603" calcext:value-type="float">
            <text:p>0.486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10576" calcext:value-type="float">
            <text:p>0.5105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39518" calcext:value-type="float">
            <text:p>0.539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9294" calcext:value-type="float">
            <text:p>0.5492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7864" calcext:value-type="float">
            <text:p>0.5078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08453" calcext:value-type="float">
            <text:p>0.5084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12427" calcext:value-type="float">
            <text:p>0.5124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1433" calcext:value-type="float">
            <text:p>0.4914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04193" calcext:value-type="float">
            <text:p>0.6041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13148" calcext:value-type="float">
            <text:p>0.5131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13186" calcext:value-type="float">
            <text:p>0.5131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42031" calcext:value-type="float">
            <text:p>0.5420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01655" calcext:value-type="float">
            <text:p>0.6016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66005" calcext:value-type="float">
            <text:p>0.5660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7488" calcext:value-type="float">
            <text:p>0.5274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48631" calcext:value-type="float">
            <text:p>0.5486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56178" calcext:value-type="float">
            <text:p>0.5561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1587" calcext:value-type="float">
            <text:p>0.51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11755" calcext:value-type="float">
            <text:p>0.5117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72443" calcext:value-type="float">
            <text:p>0.5724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2189" calcext:value-type="float">
            <text:p>0.5321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1245" calcext:value-type="float">
            <text:p>0.5412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50045" calcext:value-type="float">
            <text:p>0.5500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2767" calcext:value-type="float">
            <text:p>0.527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26152" calcext:value-type="float">
            <text:p>0.526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85491" calcext:value-type="float">
            <text:p>0.4854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53028" calcext:value-type="float">
            <text:p>0.5530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62541" calcext:value-type="float">
            <text:p>0.4625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85364" calcext:value-type="float">
            <text:p>0.4853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92067" calcext:value-type="float">
            <text:p>0.4920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31088" calcext:value-type="float">
            <text:p>0.5310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0159" calcext:value-type="float">
            <text:p>0.501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224" calcext:value-type="float">
            <text:p>0.482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87953" calcext:value-type="float">
            <text:p>0.4879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02886" calcext:value-type="float">
            <text:p>0.5028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38946" calcext:value-type="float">
            <text:p>0.5389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8615" calcext:value-type="float">
            <text:p>0.486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21462" calcext:value-type="float">
            <text:p>0.5214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2647" calcext:value-type="float">
            <text:p>0.526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25739" calcext:value-type="float">
            <text:p>0.5257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62114" calcext:value-type="float">
            <text:p>0.4621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82926" calcext:value-type="float">
            <text:p>0.4829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17636" calcext:value-type="float">
            <text:p>0.5176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3091" calcext:value-type="float">
            <text:p>0.4930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3282" calcext:value-type="float">
            <text:p>0.5032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94543" calcext:value-type="float">
            <text:p>0.4945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82025" calcext:value-type="float">
            <text:p>0.4820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57762" calcext:value-type="float">
            <text:p>0.4577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01817" calcext:value-type="float">
            <text:p>0.5018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19487" calcext:value-type="float">
            <text:p>0.5194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7358" calcext:value-type="float">
            <text:p>0.473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99939" calcext:value-type="float">
            <text:p>0.4999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71633" calcext:value-type="float">
            <text:p>0.4716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02506" calcext:value-type="float">
            <text:p>0.5025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43624" calcext:value-type="float">
            <text:p>0.5436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5754" calcext:value-type="float">
            <text:p>0.557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02875" calcext:value-type="float">
            <text:p>0.5028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09828" calcext:value-type="float">
            <text:p>0.5098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62331" calcext:value-type="float">
            <text:p>0.4623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56674" calcext:value-type="float">
            <text:p>0.4566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0355" calcext:value-type="float">
            <text:p>0.5103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89823" calcext:value-type="float">
            <text:p>0.4898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22879" calcext:value-type="float">
            <text:p>0.522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71181" calcext:value-type="float">
            <text:p>0.4711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99845" calcext:value-type="float">
            <text:p>0.4998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2059" calcext:value-type="float">
            <text:p>0.520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16298" calcext:value-type="float">
            <text:p>0.5162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87762" calcext:value-type="float">
            <text:p>0.4877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68011" calcext:value-type="float">
            <text:p>0.4680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21241" calcext:value-type="float">
            <text:p>0.5212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78206" calcext:value-type="float">
            <text:p>0.4782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77203" calcext:value-type="float">
            <text:p>0.4772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85201" calcext:value-type="float">
            <text:p>0.4852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20234" calcext:value-type="float">
            <text:p>0.5202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33714" calcext:value-type="float">
            <text:p>0.5337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02294" calcext:value-type="float">
            <text:p>0.5022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02258" calcext:value-type="float">
            <text:p>0.5022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22267" calcext:value-type="float">
            <text:p>0.5222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91978" calcext:value-type="float">
            <text:p>0.4919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57387" calcext:value-type="float">
            <text:p>0.4573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8329" calcext:value-type="float">
            <text:p>0.6183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5785" calcext:value-type="float">
            <text:p>0.6157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11789" calcext:value-type="float">
            <text:p>0.6117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8400" calcext:value-type="float">
            <text:p>518400</text:p>
          </table:table-cell>
          <table:table-cell office:value-type="float" office:value="0.57157" calcext:value-type="float">
            <text:p>0.57157</text:p>
          </table:table-cell>
        </table:table-row>
        <table:table-row table:style-name="ro1">
          <table:table-cell office:value-type="float" office:value="1036800" calcext:value-type="float">
            <text:p>1036800</text:p>
          </table:table-cell>
          <table:table-cell office:value-type="float" office:value="0.577921" calcext:value-type="float">
            <text:p>0.577921</text:p>
          </table:table-cell>
        </table:table-row>
        <table:table-row table:style-name="ro1">
          <table:table-cell office:value-type="float" office:value="1555200" calcext:value-type="float">
            <text:p>1555200</text:p>
          </table:table-cell>
          <table:table-cell office:value-type="float" office:value="0.640236" calcext:value-type="float">
            <text:p>0.640236</text:p>
          </table:table-cell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float" office:value="0.543255" calcext:value-type="float">
            <text:p>0.543255</text:p>
          </table:table-cell>
        </table:table-row>
        <table:table-row table:style-name="ro1">
          <table:table-cell office:value-type="float" office:value="2592000" calcext:value-type="float">
            <text:p>2592000</text:p>
          </table:table-cell>
          <table:table-cell office:value-type="float" office:value="0.510207" calcext:value-type="float">
            <text:p>0.510207</text:p>
          </table:table-cell>
        </table:table-row>
        <table:table-row table:style-name="ro1">
          <table:table-cell office:value-type="float" office:value="3110400" calcext:value-type="float">
            <text:p>3110400</text:p>
          </table:table-cell>
          <table:table-cell office:value-type="float" office:value="0.568165" calcext:value-type="float">
            <text:p>0.568165</text:p>
          </table:table-cell>
        </table:table-row>
        <table:table-row table:style-name="ro1">
          <table:table-cell office:value-type="float" office:value="3628800" calcext:value-type="float">
            <text:p>3628800</text:p>
          </table:table-cell>
          <table:table-cell office:value-type="float" office:value="0.543531" calcext:value-type="float">
            <text:p>0.543531</text:p>
          </table:table-cell>
        </table:table-row>
        <table:table-row table:style-name="ro1">
          <table:table-cell office:value-type="float" office:value="4147200" calcext:value-type="float">
            <text:p>4147200</text:p>
          </table:table-cell>
          <table:table-cell office:value-type="float" office:value="0.608973" calcext:value-type="float">
            <text:p>0.608973</text:p>
          </table:table-cell>
        </table:table-row>
        <table:table-row table:style-name="ro1">
          <table:table-cell office:value-type="float" office:value="4665600" calcext:value-type="float">
            <text:p>4665600</text:p>
          </table:table-cell>
          <table:table-cell office:value-type="float" office:value="0.514302" calcext:value-type="float">
            <text:p>0.514302</text:p>
          </table:table-cell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float" office:value="0.498686" calcext:value-type="float">
            <text:p>0.498686</text:p>
          </table:table-cell>
        </table:table-row>
        <table:table-row table:style-name="ro1">
          <table:table-cell office:value-type="float" office:value="5702400" calcext:value-type="float">
            <text:p>5702400</text:p>
          </table:table-cell>
          <table:table-cell office:value-type="float" office:value="0.552172" calcext:value-type="float">
            <text:p>0.552172</text:p>
          </table:table-cell>
        </table:table-row>
        <table:table-row table:style-name="ro1">
          <table:table-cell office:value-type="float" office:value="6220800" calcext:value-type="float">
            <text:p>6220800</text:p>
          </table:table-cell>
          <table:table-cell office:value-type="float" office:value="0.503934" calcext:value-type="float">
            <text:p>0.503934</text:p>
          </table:table-cell>
        </table:table-row>
        <table:table-row table:style-name="ro1">
          <table:table-cell office:value-type="float" office:value="6739200" calcext:value-type="float">
            <text:p>6739200</text:p>
          </table:table-cell>
          <table:table-cell office:value-type="float" office:value="0.56202" calcext:value-type="float">
            <text:p>0.56202</text:p>
          </table:table-cell>
        </table:table-row>
        <table:table-row table:style-name="ro1">
          <table:table-cell office:value-type="float" office:value="7257600" calcext:value-type="float">
            <text:p>7257600</text:p>
          </table:table-cell>
          <table:table-cell office:value-type="float" office:value="0.525769" calcext:value-type="float">
            <text:p>0.525769</text:p>
          </table:table-cell>
        </table:table-row>
        <table:table-row table:style-name="ro1">
          <table:table-cell office:value-type="float" office:value="7776000" calcext:value-type="float">
            <text:p>7776000</text:p>
          </table:table-cell>
          <table:table-cell office:value-type="float" office:value="0.52723" calcext:value-type="float">
            <text:p>0.52723</text:p>
          </table:table-cell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float" office:value="0.480214" calcext:value-type="float">
            <text:p>0.480214</text:p>
          </table:table-cell>
        </table:table-row>
        <table:table-row table:style-name="ro1">
          <table:table-cell office:value-type="float" office:value="8812800" calcext:value-type="float">
            <text:p>8812800</text:p>
          </table:table-cell>
          <table:table-cell office:value-type="float" office:value="0.521408" calcext:value-type="float">
            <text:p>0.521408</text:p>
          </table:table-cell>
        </table:table-row>
        <table:table-row table:style-name="ro1">
          <table:table-cell office:value-type="float" office:value="9331200" calcext:value-type="float">
            <text:p>9331200</text:p>
          </table:table-cell>
          <table:table-cell office:value-type="float" office:value="0.583232" calcext:value-type="float">
            <text:p>0.583232</text:p>
          </table:table-cell>
        </table:table-row>
        <table:table-row table:style-name="ro1">
          <table:table-cell office:value-type="float" office:value="9849600" calcext:value-type="float">
            <text:p>9849600</text:p>
          </table:table-cell>
          <table:table-cell office:value-type="float" office:value="0.483832" calcext:value-type="float">
            <text:p>0.483832</text:p>
          </table:table-cell>
        </table:table-row>
        <table:table-row table:style-name="ro1">
          <table:table-cell office:value-type="float" office:value="10368000" calcext:value-type="float">
            <text:p>10368000</text:p>
          </table:table-cell>
          <table:table-cell office:value-type="float" office:value="0.463918" calcext:value-type="float">
            <text:p>0.463918</text:p>
          </table:table-cell>
        </table:table-row>
        <table:table-row table:style-name="ro1">
          <table:table-cell office:value-type="float" office:value="10886400" calcext:value-type="float">
            <text:p>10886400</text:p>
          </table:table-cell>
          <table:table-cell office:value-type="float" office:value="0.511575" calcext:value-type="float">
            <text:p>0.511575</text:p>
          </table:table-cell>
        </table:table-row>
        <table:table-row table:style-name="ro1">
          <table:table-cell office:value-type="float" office:value="11404800" calcext:value-type="float">
            <text:p>11404800</text:p>
          </table:table-cell>
          <table:table-cell office:value-type="float" office:value="0.476467" calcext:value-type="float">
            <text:p>0.476467</text:p>
          </table:table-cell>
        </table:table-row>
        <table:table-row table:style-name="ro1">
          <table:table-cell office:value-type="float" office:value="11923200" calcext:value-type="float">
            <text:p>11923200</text:p>
          </table:table-cell>
          <table:table-cell office:value-type="float" office:value="0.459107" calcext:value-type="float">
            <text:p>0.459107</text:p>
          </table:table-cell>
        </table:table-row>
        <table:table-row table:style-name="ro1">
          <table:table-cell office:value-type="float" office:value="12441600" calcext:value-type="float">
            <text:p>12441600</text:p>
          </table:table-cell>
          <table:table-cell office:value-type="float" office:value="0.558501" calcext:value-type="float">
            <text:p>0.558501</text:p>
          </table:table-cell>
        </table:table-row>
        <table:table-row table:style-name="ro1">
          <table:table-cell office:value-type="float" office:value="12960000" calcext:value-type="float">
            <text:p>12960000</text:p>
          </table:table-cell>
          <table:table-cell office:value-type="float" office:value="0.505634" calcext:value-type="float">
            <text:p>0.505634</text:p>
          </table:table-cell>
        </table:table-row>
        <table:table-row table:style-name="ro1">
          <table:table-cell office:value-type="float" office:value="13478400" calcext:value-type="float">
            <text:p>13478400</text:p>
          </table:table-cell>
          <table:table-cell office:value-type="float" office:value="0.494192" calcext:value-type="float">
            <text:p>0.494192</text:p>
          </table:table-cell>
        </table:table-row>
        <table:table-row table:style-name="ro1">
          <table:table-cell office:value-type="float" office:value="13996800" calcext:value-type="float">
            <text:p>13996800</text:p>
          </table:table-cell>
          <table:table-cell office:value-type="float" office:value="0.474617" calcext:value-type="float">
            <text:p>0.474617</text:p>
          </table:table-cell>
        </table:table-row>
        <table:table-row table:style-name="ro1">
          <table:table-cell office:value-type="float" office:value="14515200" calcext:value-type="float">
            <text:p>14515200</text:p>
          </table:table-cell>
          <table:table-cell office:value-type="float" office:value="0.47712" calcext:value-type="float">
            <text:p>0.47712</text:p>
          </table:table-cell>
        </table:table-row>
        <table:table-row table:style-name="ro1">
          <table:table-cell office:value-type="float" office:value="15033600" calcext:value-type="float">
            <text:p>15033600</text:p>
          </table:table-cell>
          <table:table-cell office:value-type="float" office:value="0.498969" calcext:value-type="float">
            <text:p>0.498969</text:p>
          </table:table-cell>
        </table:table-row>
        <table:table-row table:style-name="ro1">
          <table:table-cell office:value-type="float" office:value="15552000" calcext:value-type="float">
            <text:p>15552000</text:p>
          </table:table-cell>
          <table:table-cell office:value-type="float" office:value="0.57258" calcext:value-type="float">
            <text:p>0.57258</text:p>
          </table:table-cell>
        </table:table-row>
        <table:table-row table:style-name="ro1">
          <table:table-cell office:value-type="float" office:value="16070400" calcext:value-type="float">
            <text:p>16070400</text:p>
          </table:table-cell>
          <table:table-cell office:value-type="float" office:value="0.526019" calcext:value-type="float">
            <text:p>0.526019</text:p>
          </table:table-cell>
        </table:table-row>
        <table:table-row table:style-name="ro1">
          <table:table-cell office:value-type="float" office:value="16588800" calcext:value-type="float">
            <text:p>16588800</text:p>
          </table:table-cell>
          <table:table-cell office:value-type="float" office:value="0.502134" calcext:value-type="float">
            <text:p>0.502134</text:p>
          </table:table-cell>
        </table:table-row>
        <table:table-row table:style-name="ro1">
          <table:table-cell office:value-type="float" office:value="17107200" calcext:value-type="float">
            <text:p>17107200</text:p>
          </table:table-cell>
          <table:table-cell office:value-type="float" office:value="0.513468" calcext:value-type="float">
            <text:p>0.513468</text:p>
          </table:table-cell>
        </table:table-row>
        <table:table-row table:style-name="ro1">
          <table:table-cell office:value-type="float" office:value="17625600" calcext:value-type="float">
            <text:p>17625600</text:p>
          </table:table-cell>
          <table:table-cell office:value-type="float" office:value="0.579161" calcext:value-type="float">
            <text:p>0.579161</text:p>
          </table:table-cell>
        </table:table-row>
        <table:table-row table:style-name="ro1">
          <table:table-cell office:value-type="float" office:value="18144000" calcext:value-type="float">
            <text:p>18144000</text:p>
          </table:table-cell>
          <table:table-cell office:value-type="float" office:value="0.553259" calcext:value-type="float">
            <text:p>0.553259</text:p>
          </table:table-cell>
        </table:table-row>
        <table:table-row table:style-name="ro1">
          <table:table-cell office:value-type="float" office:value="18662400" calcext:value-type="float">
            <text:p>18662400</text:p>
          </table:table-cell>
          <table:table-cell office:value-type="float" office:value="0.517635" calcext:value-type="float">
            <text:p>0.517635</text:p>
          </table:table-cell>
        </table:table-row>
        <table:table-row table:style-name="ro1">
          <table:table-cell office:value-type="float" office:value="19180800" calcext:value-type="float">
            <text:p>19180800</text:p>
          </table:table-cell>
          <table:table-cell office:value-type="float" office:value="0.540568" calcext:value-type="float">
            <text:p>0.540568</text:p>
          </table:table-cell>
        </table:table-row>
        <table:table-row table:style-name="ro1">
          <table:table-cell office:value-type="float" office:value="19699200" calcext:value-type="float">
            <text:p>19699200</text:p>
          </table:table-cell>
          <table:table-cell office:value-type="float" office:value="0.52096" calcext:value-type="float">
            <text:p>0.52096</text:p>
          </table:table-cell>
        </table:table-row>
        <table:table-row table:style-name="ro1">
          <table:table-cell office:value-type="float" office:value="20217600" calcext:value-type="float">
            <text:p>20217600</text:p>
          </table:table-cell>
          <table:table-cell office:value-type="float" office:value="0.490012" calcext:value-type="float">
            <text:p>0.490012</text:p>
          </table:table-cell>
        </table:table-row>
        <table:table-row table:style-name="ro1">
          <table:table-cell office:value-type="float" office:value="20736000" calcext:value-type="float">
            <text:p>20736000</text:p>
          </table:table-cell>
          <table:table-cell office:value-type="float" office:value="0.472902" calcext:value-type="float">
            <text:p>0.472902</text:p>
          </table:table-cell>
        </table:table-row>
        <table:table-row table:style-name="ro1">
          <table:table-cell office:value-type="float" office:value="21254400" calcext:value-type="float">
            <text:p>21254400</text:p>
          </table:table-cell>
          <table:table-cell office:value-type="float" office:value="0.507935" calcext:value-type="float">
            <text:p>0.507935</text:p>
          </table:table-cell>
        </table:table-row>
        <table:table-row table:style-name="ro1">
          <table:table-cell office:value-type="float" office:value="21772800" calcext:value-type="float">
            <text:p>21772800</text:p>
          </table:table-cell>
          <table:table-cell office:value-type="float" office:value="0.484368" calcext:value-type="float">
            <text:p>0.484368</text:p>
          </table:table-cell>
        </table:table-row>
        <table:table-row table:style-name="ro1">
          <table:table-cell office:value-type="float" office:value="22291200" calcext:value-type="float">
            <text:p>22291200</text:p>
          </table:table-cell>
          <table:table-cell office:value-type="float" office:value="0.496095" calcext:value-type="float">
            <text:p>0.496095</text:p>
          </table:table-cell>
        </table:table-row>
        <table:table-row table:style-name="ro1">
          <table:table-cell office:value-type="float" office:value="22809600" calcext:value-type="float">
            <text:p>22809600</text:p>
          </table:table-cell>
          <table:table-cell office:value-type="float" office:value="0.52202" calcext:value-type="float">
            <text:p>0.52202</text:p>
          </table:table-cell>
        </table:table-row>
        <table:table-row table:style-name="ro1">
          <table:table-cell office:value-type="float" office:value="23328000" calcext:value-type="float">
            <text:p>23328000</text:p>
          </table:table-cell>
          <table:table-cell office:value-type="float" office:value="0.551569" calcext:value-type="float">
            <text:p>0.551569</text:p>
          </table:table-cell>
        </table:table-row>
        <table:table-row table:style-name="ro1">
          <table:table-cell office:value-type="float" office:value="23846400" calcext:value-type="float">
            <text:p>23846400</text:p>
          </table:table-cell>
          <table:table-cell office:value-type="float" office:value="0.539211" calcext:value-type="float">
            <text:p>0.539211</text:p>
          </table:table-cell>
        </table:table-row>
        <table:table-row table:style-name="ro1">
          <table:table-cell office:value-type="float" office:value="24364800" calcext:value-type="float">
            <text:p>24364800</text:p>
          </table:table-cell>
          <table:table-cell office:value-type="float" office:value="0.49115" calcext:value-type="float">
            <text:p>0.49115</text:p>
          </table:table-cell>
        </table:table-row>
        <table:table-row table:style-name="ro1">
          <table:table-cell office:value-type="float" office:value="24883200" calcext:value-type="float">
            <text:p>24883200</text:p>
          </table:table-cell>
          <table:table-cell office:value-type="float" office:value="0.48277" calcext:value-type="float">
            <text:p>0.48277</text:p>
          </table:table-cell>
        </table:table-row>
        <table:table-row table:style-name="ro1">
          <table:table-cell office:value-type="float" office:value="25401600" calcext:value-type="float">
            <text:p>25401600</text:p>
          </table:table-cell>
          <table:table-cell office:value-type="float" office:value="0.50358" calcext:value-type="float">
            <text:p>0.50358</text:p>
          </table:table-cell>
        </table:table-row>
      </table:table>
      <table:table table:name="hpx_nstripes-4t-10i" table:style-name="ta1">
        <table:shapes>
          <draw:frame draw:z-index="0" draw:style-name="gr1" draw:text-style-name="P1" svg:width="709.29pt" svg:height="338.06pt" svg:x="344.64pt" svg:y="87pt">
            <loext:p draw:notify-on-update-of-ranges="'hpx_nstripes-4t-10i'.A4:'hpx_nstripes-4t-10i'.A152 'hpx_nstripes-4t-10i'.B4:'hpx_nstripes-4t-10i'.B1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/home/jakub/opencv_hpx_backend/opencv_mandelbrot/cmake-build-release_hpx_nstripes/opencv_mandelbrot -h 4800 -w 5400 -b hpx_nstripes --hpx:threads 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imsize: h=4800 w=5400 backend=hpx_nstripes num_pus=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2336" calcext:value-type="float">
            <text:p>0.9223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6559" calcext:value-type="float">
            <text:p>2.465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5201" calcext:value-type="float">
            <text:p>1.252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735" calcext:value-type="float">
            <text:p>1.177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8704" calcext:value-type="float">
            <text:p>0.8487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5983" calcext:value-type="float">
            <text:p>0.5959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62691" calcext:value-type="float">
            <text:p>0.5626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401" calcext:value-type="float">
            <text:p>0.584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125" calcext:value-type="float">
            <text:p>0.431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5676" calcext:value-type="float">
            <text:p>0.4656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3295" calcext:value-type="float">
            <text:p>0.4532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432" calcext:value-type="float">
            <text:p>0.4964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94" calcext:value-type="float">
            <text:p>0.50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92898" calcext:value-type="float">
            <text:p>0.4928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4717" calcext:value-type="float">
            <text:p>0.4547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6538" calcext:value-type="float">
            <text:p>0.5165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1436" calcext:value-type="float">
            <text:p>0.571436</text:p>
          </table:table-cell>
          <table:table-cell table:style-name="ce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17849" calcext:value-type="float">
            <text:p>0.61784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9158" calcext:value-type="float">
            <text:p>0.4991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20599" calcext:value-type="float">
            <text:p>0.52059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9081" calcext:value-type="float">
            <text:p>0.46908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66078" calcext:value-type="float">
            <text:p>0.46607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1366" calcext:value-type="float">
            <text:p>0.47136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1827" calcext:value-type="float">
            <text:p>0.6182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71005" calcext:value-type="float">
            <text:p>0.47100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35054" calcext:value-type="float">
            <text:p>0.43505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75058" calcext:value-type="float">
            <text:p>0.47505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3232" calcext:value-type="float">
            <text:p>0.48323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66899" calcext:value-type="float">
            <text:p>0.46689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66716" calcext:value-type="float">
            <text:p>0.46671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7761" calcext:value-type="float">
            <text:p>0.44776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6293" calcext:value-type="float">
            <text:p>0.4629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60589" calcext:value-type="float">
            <text:p>0.46058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71865" calcext:value-type="float">
            <text:p>0.47186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04835" calcext:value-type="float">
            <text:p>0.5048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65922" calcext:value-type="float">
            <text:p>0.46592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2871" calcext:value-type="float">
            <text:p>0.5287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95559" calcext:value-type="float">
            <text:p>0.49555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43943" calcext:value-type="float">
            <text:p>0.44394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81144" calcext:value-type="float">
            <text:p>0.48114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24867" calcext:value-type="float">
            <text:p>0.52486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4117" calcext:value-type="float">
            <text:p>0.51411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5086" calcext:value-type="float">
            <text:p>0.54508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89488" calcext:value-type="float">
            <text:p>0.58948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0838" calcext:value-type="float">
            <text:p>0.5083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94269" calcext:value-type="float">
            <text:p>0.49426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46835" calcext:value-type="float">
            <text:p>0.54683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8039" calcext:value-type="float">
            <text:p>0.4803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55408" calcext:value-type="float">
            <text:p>0.45540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95172" calcext:value-type="float">
            <text:p>0.4951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93085" calcext:value-type="float">
            <text:p>0.59308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39933" calcext:value-type="float">
            <text:p>0.53993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03233" calcext:value-type="float">
            <text:p>0.50323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81131" calcext:value-type="float">
            <text:p>0.48113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25095" calcext:value-type="float">
            <text:p>0.52509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81443" calcext:value-type="float">
            <text:p>0.48144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94627" calcext:value-type="float">
            <text:p>0.49462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684" calcext:value-type="float">
            <text:p>0.5568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6036" calcext:value-type="float">
            <text:p>0.51603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66038" calcext:value-type="float">
            <text:p>0.46603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955" calcext:value-type="float">
            <text:p>0.5695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69507" calcext:value-type="float">
            <text:p>0.46950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21646" calcext:value-type="float">
            <text:p>0.52164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40985" calcext:value-type="float">
            <text:p>0.54098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6684" calcext:value-type="float">
            <text:p>0.51668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89506" calcext:value-type="float">
            <text:p>0.48950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76238" calcext:value-type="float">
            <text:p>0.47623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12172" calcext:value-type="float">
            <text:p>0.51217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07201" calcext:value-type="float">
            <text:p>0.60720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90944" calcext:value-type="float">
            <text:p>0.49094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40369" calcext:value-type="float">
            <text:p>0.54036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17149" calcext:value-type="float">
            <text:p>0.51714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91533" calcext:value-type="float">
            <text:p>0.49153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81219" calcext:value-type="float">
            <text:p>0.58121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70841" calcext:value-type="float">
            <text:p>0.47084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99823" calcext:value-type="float">
            <text:p>0.49982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81982" calcext:value-type="float">
            <text:p>0.48198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82177" calcext:value-type="float">
            <text:p>0.4821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97005" calcext:value-type="float">
            <text:p>0.49700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82677" calcext:value-type="float">
            <text:p>0.5826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84974" calcext:value-type="float">
            <text:p>0.58497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25604" calcext:value-type="float">
            <text:p>0.52560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02113" calcext:value-type="float">
            <text:p>0.50211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25473" calcext:value-type="float">
            <text:p>0.52547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29371" calcext:value-type="float">
            <text:p>0.52937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27911" calcext:value-type="float">
            <text:p>0.52791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1972" calcext:value-type="float">
            <text:p>0.5197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25949" calcext:value-type="float">
            <text:p>0.52594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12778" calcext:value-type="float">
            <text:p>0.61277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07906" calcext:value-type="float">
            <text:p>0.50790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39365" calcext:value-type="float">
            <text:p>0.53936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97562" calcext:value-type="float">
            <text:p>0.49756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37467" calcext:value-type="float">
            <text:p>0.53746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61523" calcext:value-type="float">
            <text:p>0.46152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42992" calcext:value-type="float">
            <text:p>0.54299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29585" calcext:value-type="float">
            <text:p>0.52958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69687" calcext:value-type="float">
            <text:p>0.46968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24278" calcext:value-type="float">
            <text:p>0.52427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64195" calcext:value-type="float">
            <text:p>0.46419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97547" calcext:value-type="float">
            <text:p>0.497547</text:p>
          </table:table-cell>
          <table:table-cell/>
        </table:table-row>
        <table:table-row table:style-name="ro1">
          <table:table-cell office:value-type="float" office:value="518400" calcext:value-type="float">
            <text:p>518400</text:p>
          </table:table-cell>
          <table:table-cell office:value-type="float" office:value="0.452734" calcext:value-type="float">
            <text:p>0.452734</text:p>
          </table:table-cell>
          <table:table-cell/>
        </table:table-row>
        <table:table-row table:style-name="ro1">
          <table:table-cell office:value-type="float" office:value="1036800" calcext:value-type="float">
            <text:p>1036800</text:p>
          </table:table-cell>
          <table:table-cell office:value-type="float" office:value="0.562702" calcext:value-type="float">
            <text:p>0.562702</text:p>
          </table:table-cell>
          <table:table-cell/>
        </table:table-row>
        <table:table-row table:style-name="ro1">
          <table:table-cell office:value-type="float" office:value="1555200" calcext:value-type="float">
            <text:p>1555200</text:p>
          </table:table-cell>
          <table:table-cell office:value-type="float" office:value="0.480502" calcext:value-type="float">
            <text:p>0.480502</text:p>
          </table:table-cell>
          <table:table-cell/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float" office:value="0.481854" calcext:value-type="float">
            <text:p>0.481854</text:p>
          </table:table-cell>
          <table:table-cell/>
        </table:table-row>
        <table:table-row table:style-name="ro1">
          <table:table-cell office:value-type="float" office:value="2592000" calcext:value-type="float">
            <text:p>2592000</text:p>
          </table:table-cell>
          <table:table-cell office:value-type="float" office:value="0.486908" calcext:value-type="float">
            <text:p>0.486908</text:p>
          </table:table-cell>
          <table:table-cell/>
        </table:table-row>
        <table:table-row table:style-name="ro1">
          <table:table-cell office:value-type="float" office:value="3110400" calcext:value-type="float">
            <text:p>3110400</text:p>
          </table:table-cell>
          <table:table-cell office:value-type="float" office:value="0.505507" calcext:value-type="float">
            <text:p>0.505507</text:p>
          </table:table-cell>
          <table:table-cell/>
        </table:table-row>
        <table:table-row table:style-name="ro1">
          <table:table-cell office:value-type="float" office:value="3628800" calcext:value-type="float">
            <text:p>3628800</text:p>
          </table:table-cell>
          <table:table-cell office:value-type="float" office:value="0.565698" calcext:value-type="float">
            <text:p>0.565698</text:p>
          </table:table-cell>
          <table:table-cell/>
        </table:table-row>
        <table:table-row table:style-name="ro1">
          <table:table-cell office:value-type="float" office:value="4147200" calcext:value-type="float">
            <text:p>4147200</text:p>
          </table:table-cell>
          <table:table-cell office:value-type="float" office:value="0.582943" calcext:value-type="float">
            <text:p>0.582943</text:p>
          </table:table-cell>
          <table:table-cell/>
        </table:table-row>
        <table:table-row table:style-name="ro1">
          <table:table-cell office:value-type="float" office:value="4665600" calcext:value-type="float">
            <text:p>4665600</text:p>
          </table:table-cell>
          <table:table-cell office:value-type="float" office:value="0.499977" calcext:value-type="float">
            <text:p>0.499977</text:p>
          </table:table-cell>
          <table:table-cell/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float" office:value="0.551807" calcext:value-type="float">
            <text:p>0.551807</text:p>
          </table:table-cell>
          <table:table-cell/>
        </table:table-row>
        <table:table-row table:style-name="ro1">
          <table:table-cell office:value-type="float" office:value="5702400" calcext:value-type="float">
            <text:p>5702400</text:p>
          </table:table-cell>
          <table:table-cell office:value-type="float" office:value="0.562194" calcext:value-type="float">
            <text:p>0.562194</text:p>
          </table:table-cell>
          <table:table-cell/>
        </table:table-row>
        <table:table-row table:style-name="ro1">
          <table:table-cell office:value-type="float" office:value="6220800" calcext:value-type="float">
            <text:p>6220800</text:p>
          </table:table-cell>
          <table:table-cell office:value-type="float" office:value="0.561819" calcext:value-type="float">
            <text:p>0.561819</text:p>
          </table:table-cell>
          <table:table-cell/>
        </table:table-row>
        <table:table-row table:style-name="ro1">
          <table:table-cell office:value-type="float" office:value="6739200" calcext:value-type="float">
            <text:p>6739200</text:p>
          </table:table-cell>
          <table:table-cell office:value-type="float" office:value="0.603826" calcext:value-type="float">
            <text:p>0.603826</text:p>
          </table:table-cell>
          <table:table-cell/>
        </table:table-row>
        <table:table-row table:style-name="ro1">
          <table:table-cell office:value-type="float" office:value="7257600" calcext:value-type="float">
            <text:p>7257600</text:p>
          </table:table-cell>
          <table:table-cell office:value-type="float" office:value="0.637483" calcext:value-type="float">
            <text:p>0.637483</text:p>
          </table:table-cell>
          <table:table-cell/>
        </table:table-row>
        <table:table-row table:style-name="ro1">
          <table:table-cell office:value-type="float" office:value="7776000" calcext:value-type="float">
            <text:p>7776000</text:p>
          </table:table-cell>
          <table:table-cell office:value-type="float" office:value="0.625163" calcext:value-type="float">
            <text:p>0.625163</text:p>
          </table:table-cell>
          <table:table-cell/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float" office:value="0.599794" calcext:value-type="float">
            <text:p>0.599794</text:p>
          </table:table-cell>
          <table:table-cell/>
        </table:table-row>
        <table:table-row table:style-name="ro1">
          <table:table-cell office:value-type="float" office:value="8812800" calcext:value-type="float">
            <text:p>8812800</text:p>
          </table:table-cell>
          <table:table-cell office:value-type="float" office:value="0.608097" calcext:value-type="float">
            <text:p>0.608097</text:p>
          </table:table-cell>
          <table:table-cell/>
        </table:table-row>
        <table:table-row table:style-name="ro1">
          <table:table-cell office:value-type="float" office:value="9331200" calcext:value-type="float">
            <text:p>9331200</text:p>
          </table:table-cell>
          <table:table-cell office:value-type="float" office:value="0.607434" calcext:value-type="float">
            <text:p>0.607434</text:p>
          </table:table-cell>
          <table:table-cell/>
        </table:table-row>
        <table:table-row table:style-name="ro1">
          <table:table-cell office:value-type="float" office:value="9849600" calcext:value-type="float">
            <text:p>9849600</text:p>
          </table:table-cell>
          <table:table-cell office:value-type="float" office:value="0.696576" calcext:value-type="float">
            <text:p>0.696576</text:p>
          </table:table-cell>
          <table:table-cell/>
        </table:table-row>
        <table:table-row table:style-name="ro1">
          <table:table-cell office:value-type="float" office:value="10368000" calcext:value-type="float">
            <text:p>10368000</text:p>
          </table:table-cell>
          <table:table-cell office:value-type="float" office:value="0.681886" calcext:value-type="float">
            <text:p>0.681886</text:p>
          </table:table-cell>
          <table:table-cell/>
        </table:table-row>
        <table:table-row table:style-name="ro1">
          <table:table-cell office:value-type="float" office:value="10886400" calcext:value-type="float">
            <text:p>10886400</text:p>
          </table:table-cell>
          <table:table-cell office:value-type="float" office:value="0.724296" calcext:value-type="float">
            <text:p>0.724296</text:p>
          </table:table-cell>
          <table:table-cell/>
        </table:table-row>
        <table:table-row table:style-name="ro1">
          <table:table-cell office:value-type="float" office:value="11404800" calcext:value-type="float">
            <text:p>11404800</text:p>
          </table:table-cell>
          <table:table-cell office:value-type="float" office:value="0.6129" calcext:value-type="float">
            <text:p>0.6129</text:p>
          </table:table-cell>
          <table:table-cell/>
        </table:table-row>
        <table:table-row table:style-name="ro1">
          <table:table-cell office:value-type="float" office:value="11923200" calcext:value-type="float">
            <text:p>11923200</text:p>
          </table:table-cell>
          <table:table-cell office:value-type="float" office:value="0.685912" calcext:value-type="float">
            <text:p>0.685912</text:p>
          </table:table-cell>
          <table:table-cell/>
        </table:table-row>
        <table:table-row table:style-name="ro1">
          <table:table-cell office:value-type="float" office:value="12441600" calcext:value-type="float">
            <text:p>12441600</text:p>
          </table:table-cell>
          <table:table-cell office:value-type="float" office:value="0.646425" calcext:value-type="float">
            <text:p>0.646425</text:p>
          </table:table-cell>
          <table:table-cell/>
        </table:table-row>
        <table:table-row table:style-name="ro1">
          <table:table-cell office:value-type="float" office:value="12960000" calcext:value-type="float">
            <text:p>12960000</text:p>
          </table:table-cell>
          <table:table-cell office:value-type="float" office:value="0.619722" calcext:value-type="float">
            <text:p>0.619722</text:p>
          </table:table-cell>
          <table:table-cell/>
        </table:table-row>
        <table:table-row table:style-name="ro1">
          <table:table-cell office:value-type="float" office:value="13478400" calcext:value-type="float">
            <text:p>13478400</text:p>
          </table:table-cell>
          <table:table-cell office:value-type="float" office:value="0.676334" calcext:value-type="float">
            <text:p>0.676334</text:p>
          </table:table-cell>
          <table:table-cell/>
        </table:table-row>
        <table:table-row table:style-name="ro1">
          <table:table-cell office:value-type="float" office:value="13996800" calcext:value-type="float">
            <text:p>13996800</text:p>
          </table:table-cell>
          <table:table-cell office:value-type="float" office:value="0.643211" calcext:value-type="float">
            <text:p>0.643211</text:p>
          </table:table-cell>
          <table:table-cell/>
        </table:table-row>
        <table:table-row table:style-name="ro1">
          <table:table-cell office:value-type="float" office:value="14515200" calcext:value-type="float">
            <text:p>14515200</text:p>
          </table:table-cell>
          <table:table-cell office:value-type="float" office:value="0.712785" calcext:value-type="float">
            <text:p>0.712785</text:p>
          </table:table-cell>
          <table:table-cell/>
        </table:table-row>
        <table:table-row table:style-name="ro1">
          <table:table-cell office:value-type="float" office:value="15033600" calcext:value-type="float">
            <text:p>15033600</text:p>
          </table:table-cell>
          <table:table-cell office:value-type="float" office:value="0.680333" calcext:value-type="float">
            <text:p>0.680333</text:p>
          </table:table-cell>
          <table:table-cell/>
        </table:table-row>
        <table:table-row table:style-name="ro1">
          <table:table-cell office:value-type="float" office:value="15552000" calcext:value-type="float">
            <text:p>15552000</text:p>
          </table:table-cell>
          <table:table-cell office:value-type="float" office:value="0.731012" calcext:value-type="float">
            <text:p>0.731012</text:p>
          </table:table-cell>
          <table:table-cell/>
        </table:table-row>
        <table:table-row table:style-name="ro1">
          <table:table-cell office:value-type="float" office:value="16070400" calcext:value-type="float">
            <text:p>16070400</text:p>
          </table:table-cell>
          <table:table-cell office:value-type="float" office:value="0.735898" calcext:value-type="float">
            <text:p>0.735898</text:p>
          </table:table-cell>
          <table:table-cell/>
        </table:table-row>
        <table:table-row table:style-name="ro1">
          <table:table-cell office:value-type="float" office:value="16588800" calcext:value-type="float">
            <text:p>16588800</text:p>
          </table:table-cell>
          <table:table-cell office:value-type="float" office:value="0.73711" calcext:value-type="float">
            <text:p>0.73711</text:p>
          </table:table-cell>
          <table:table-cell/>
        </table:table-row>
        <table:table-row table:style-name="ro1">
          <table:table-cell office:value-type="float" office:value="17107200" calcext:value-type="float">
            <text:p>17107200</text:p>
          </table:table-cell>
          <table:table-cell office:value-type="float" office:value="0.780699" calcext:value-type="float">
            <text:p>0.780699</text:p>
          </table:table-cell>
          <table:table-cell/>
        </table:table-row>
        <table:table-row table:style-name="ro1">
          <table:table-cell office:value-type="float" office:value="17625600" calcext:value-type="float">
            <text:p>17625600</text:p>
          </table:table-cell>
          <table:table-cell office:value-type="float" office:value="0.737368" calcext:value-type="float">
            <text:p>0.737368</text:p>
          </table:table-cell>
          <table:table-cell/>
        </table:table-row>
        <table:table-row table:style-name="ro1">
          <table:table-cell office:value-type="float" office:value="18144000" calcext:value-type="float">
            <text:p>18144000</text:p>
          </table:table-cell>
          <table:table-cell office:value-type="float" office:value="0.863005" calcext:value-type="float">
            <text:p>0.863005</text:p>
          </table:table-cell>
          <table:table-cell/>
        </table:table-row>
        <table:table-row table:style-name="ro1">
          <table:table-cell office:value-type="float" office:value="18662400" calcext:value-type="float">
            <text:p>18662400</text:p>
          </table:table-cell>
          <table:table-cell office:value-type="float" office:value="0.885113" calcext:value-type="float">
            <text:p>0.885113</text:p>
          </table:table-cell>
          <table:table-cell/>
        </table:table-row>
        <table:table-row table:style-name="ro1">
          <table:table-cell office:value-type="float" office:value="19180800" calcext:value-type="float">
            <text:p>19180800</text:p>
          </table:table-cell>
          <table:table-cell office:value-type="float" office:value="0.779725" calcext:value-type="float">
            <text:p>0.779725</text:p>
          </table:table-cell>
          <table:table-cell/>
        </table:table-row>
        <table:table-row table:style-name="ro1">
          <table:table-cell office:value-type="float" office:value="19699200" calcext:value-type="float">
            <text:p>19699200</text:p>
          </table:table-cell>
          <table:table-cell office:value-type="float" office:value="0.844756" calcext:value-type="float">
            <text:p>0.844756</text:p>
          </table:table-cell>
          <table:table-cell/>
        </table:table-row>
        <table:table-row table:style-name="ro1">
          <table:table-cell office:value-type="float" office:value="20217600" calcext:value-type="float">
            <text:p>20217600</text:p>
          </table:table-cell>
          <table:table-cell office:value-type="float" office:value="0.817788" calcext:value-type="float">
            <text:p>0.817788</text:p>
          </table:table-cell>
          <table:table-cell/>
        </table:table-row>
        <table:table-row table:style-name="ro1">
          <table:table-cell office:value-type="float" office:value="20736000" calcext:value-type="float">
            <text:p>20736000</text:p>
          </table:table-cell>
          <table:table-cell office:value-type="float" office:value="0.819772" calcext:value-type="float">
            <text:p>0.819772</text:p>
          </table:table-cell>
          <table:table-cell/>
        </table:table-row>
        <table:table-row table:style-name="ro1">
          <table:table-cell office:value-type="float" office:value="21254400" calcext:value-type="float">
            <text:p>21254400</text:p>
          </table:table-cell>
          <table:table-cell office:value-type="float" office:value="0.757963" calcext:value-type="float">
            <text:p>0.757963</text:p>
          </table:table-cell>
          <table:table-cell/>
        </table:table-row>
        <table:table-row table:style-name="ro1">
          <table:table-cell office:value-type="float" office:value="21772800" calcext:value-type="float">
            <text:p>21772800</text:p>
          </table:table-cell>
          <table:table-cell office:value-type="float" office:value="0.806765" calcext:value-type="float">
            <text:p>0.806765</text:p>
          </table:table-cell>
          <table:table-cell/>
        </table:table-row>
        <table:table-row table:style-name="ro1">
          <table:table-cell office:value-type="float" office:value="22291200" calcext:value-type="float">
            <text:p>22291200</text:p>
          </table:table-cell>
          <table:table-cell office:value-type="float" office:value="0.764889" calcext:value-type="float">
            <text:p>0.764889</text:p>
          </table:table-cell>
          <table:table-cell/>
        </table:table-row>
        <table:table-row table:style-name="ro1">
          <table:table-cell office:value-type="float" office:value="22809600" calcext:value-type="float">
            <text:p>22809600</text:p>
          </table:table-cell>
          <table:table-cell office:value-type="float" office:value="0.785422" calcext:value-type="float">
            <text:p>0.785422</text:p>
          </table:table-cell>
          <table:table-cell/>
        </table:table-row>
        <table:table-row table:style-name="ro1">
          <table:table-cell office:value-type="float" office:value="23328000" calcext:value-type="float">
            <text:p>23328000</text:p>
          </table:table-cell>
          <table:table-cell office:value-type="float" office:value="0.894229" calcext:value-type="float">
            <text:p>0.894229</text:p>
          </table:table-cell>
          <table:table-cell/>
        </table:table-row>
        <table:table-row table:style-name="ro1">
          <table:table-cell office:value-type="float" office:value="23846400" calcext:value-type="float">
            <text:p>23846400</text:p>
          </table:table-cell>
          <table:table-cell office:value-type="float" office:value="0.805327" calcext:value-type="float">
            <text:p>0.805327</text:p>
          </table:table-cell>
          <table:table-cell/>
        </table:table-row>
        <table:table-row table:style-name="ro1">
          <table:table-cell office:value-type="float" office:value="24364800" calcext:value-type="float">
            <text:p>24364800</text:p>
          </table:table-cell>
          <table:table-cell office:value-type="float" office:value="0.776824" calcext:value-type="float">
            <text:p>0.776824</text:p>
          </table:table-cell>
          <table:table-cell/>
        </table:table-row>
        <table:table-row table:style-name="ro1">
          <table:table-cell office:value-type="float" office:value="24883200" calcext:value-type="float">
            <text:p>24883200</text:p>
          </table:table-cell>
          <table:table-cell office:value-type="float" office:value="0.851079" calcext:value-type="float">
            <text:p>0.851079</text:p>
          </table:table-cell>
          <table:table-cell/>
        </table:table-row>
        <table:table-row table:style-name="ro1">
          <table:table-cell office:value-type="float" office:value="25401600" calcext:value-type="float">
            <text:p>25401600</text:p>
          </table:table-cell>
          <table:table-cell office:value-type="float" office:value="0.877702" calcext:value-type="float">
            <text:p>0.877702</text:p>
          </table:table-cell>
          <table:table-cell/>
        </table:table-row>
      </table:table>
      <table:table table:name="tbb-4t-10i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/home/jakub/opencv_hpx_backend/opencv_mandelbrot/cmake-build-release_tbb/opencv_mandelbrot -h 4800 -w 5400 -b tbb --hpx:threads 4</text:p>
          </table:table-cell>
          <table:table-cell/>
        </table:table-row>
        <table:table-row table:style-name="ro1">
          <table:table-cell office:value-type="string" calcext:value-type="string">
            <text:p>imsize: h=4800 w=5400 backend=tbb num_pus=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329" calcext:value-type="float">
            <text:p>0.557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729" calcext:value-type="float">
            <text:p>2.3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4992" calcext:value-type="float">
            <text:p>1.24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4604" calcext:value-type="float">
            <text:p>1.146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5559" calcext:value-type="float">
            <text:p>0.8255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5581" calcext:value-type="float">
            <text:p>0.7355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1318" calcext:value-type="float">
            <text:p>0.6813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95752" calcext:value-type="float">
            <text:p>0.795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3995" calcext:value-type="float">
            <text:p>0.7439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8822" calcext:value-type="float">
            <text:p>0.678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8766" calcext:value-type="float">
            <text:p>0.678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0944" calcext:value-type="float">
            <text:p>0.6509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9037" calcext:value-type="float">
            <text:p>0.6590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1627" calcext:value-type="float">
            <text:p>0.6516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0652" calcext:value-type="float">
            <text:p>0.6406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0132" calcext:value-type="float">
            <text:p>0.630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2823" calcext:value-type="float">
            <text:p>0.6228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37433" calcext:value-type="float">
            <text:p>0.6374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37687" calcext:value-type="float">
            <text:p>0.6376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2172" calcext:value-type="float">
            <text:p>0.621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96423" calcext:value-type="float">
            <text:p>0.596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51435" calcext:value-type="float">
            <text:p>0.6514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38083" calcext:value-type="float">
            <text:p>0.6380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0489" calcext:value-type="float">
            <text:p>0.6404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93358" calcext:value-type="float">
            <text:p>0.5933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48477" calcext:value-type="float">
            <text:p>0.6484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09531" calcext:value-type="float">
            <text:p>0.6095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05024" calcext:value-type="float">
            <text:p>0.6050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29265" calcext:value-type="float">
            <text:p>0.6292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12239" calcext:value-type="float">
            <text:p>0.6122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06255" calcext:value-type="float">
            <text:p>0.6062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97537" calcext:value-type="float">
            <text:p>0.597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94093" calcext:value-type="float">
            <text:p>0.5940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69013" calcext:value-type="float">
            <text:p>0.5690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25662" calcext:value-type="float">
            <text:p>0.6256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13372" calcext:value-type="float">
            <text:p>0.6133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24619" calcext:value-type="float">
            <text:p>0.624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18302" calcext:value-type="float">
            <text:p>0.6183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87417" calcext:value-type="float">
            <text:p>0.5874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8402" calcext:value-type="float">
            <text:p>0.6284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26307" calcext:value-type="float">
            <text:p>0.6263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12072" calcext:value-type="float">
            <text:p>0.6120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6884" calcext:value-type="float">
            <text:p>0.616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13653" calcext:value-type="float">
            <text:p>0.6136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9183" calcext:value-type="float">
            <text:p>0.591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0396" calcext:value-type="float">
            <text:p>0.603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1514" calcext:value-type="float">
            <text:p>0.615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79301" calcext:value-type="float">
            <text:p>0.5793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92471" calcext:value-type="float">
            <text:p>0.5924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05073" calcext:value-type="float">
            <text:p>0.605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79122" calcext:value-type="float">
            <text:p>0.579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15189" calcext:value-type="float">
            <text:p>0.6151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23135" calcext:value-type="float">
            <text:p>0.6231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8455" calcext:value-type="float">
            <text:p>0.584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81314" calcext:value-type="float">
            <text:p>0.5813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11352" calcext:value-type="float">
            <text:p>0.6113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9107" calcext:value-type="float">
            <text:p>0.591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18723" calcext:value-type="float">
            <text:p>0.6187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3422" calcext:value-type="float">
            <text:p>0.634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7215" calcext:value-type="float">
            <text:p>0.6272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33575" calcext:value-type="float">
            <text:p>0.6335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978" calcext:value-type="float">
            <text:p>0.7469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39969" calcext:value-type="float">
            <text:p>0.6399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71029" calcext:value-type="float">
            <text:p>0.6710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1479" calcext:value-type="float">
            <text:p>0.614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94183" calcext:value-type="float">
            <text:p>0.5941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32744" calcext:value-type="float">
            <text:p>0.6327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0472" calcext:value-type="float">
            <text:p>0.6204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07988" calcext:value-type="float">
            <text:p>0.6079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4483" calcext:value-type="float">
            <text:p>0.644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26329" calcext:value-type="float">
            <text:p>0.6263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2906" calcext:value-type="float">
            <text:p>0.6229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42957" calcext:value-type="float">
            <text:p>0.6429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95338" calcext:value-type="float">
            <text:p>0.6953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93607" calcext:value-type="float">
            <text:p>0.6936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34566" calcext:value-type="float">
            <text:p>0.7345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89353" calcext:value-type="float">
            <text:p>0.6893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03744" calcext:value-type="float">
            <text:p>0.7037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90868" calcext:value-type="float">
            <text:p>0.6908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39204" calcext:value-type="float">
            <text:p>0.6392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02466" calcext:value-type="float">
            <text:p>0.7024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61299" calcext:value-type="float">
            <text:p>0.6612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60722" calcext:value-type="float">
            <text:p>0.6607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23039" calcext:value-type="float">
            <text:p>0.7230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7171" calcext:value-type="float">
            <text:p>0.671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49055" calcext:value-type="float">
            <text:p>0.6490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59466" calcext:value-type="float">
            <text:p>0.6594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7461" calcext:value-type="float">
            <text:p>0.6174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49173" calcext:value-type="float">
            <text:p>0.6491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54122" calcext:value-type="float">
            <text:p>0.6541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3636" calcext:value-type="float">
            <text:p>0.636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78554" calcext:value-type="float">
            <text:p>0.6785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52845" calcext:value-type="float">
            <text:p>0.6528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48367" calcext:value-type="float">
            <text:p>0.6483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26438" calcext:value-type="float">
            <text:p>0.6264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1435" calcext:value-type="float">
            <text:p>0.6114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2313" calcext:value-type="float">
            <text:p>0.623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64275" calcext:value-type="float">
            <text:p>0.6642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1298" calcext:value-type="float">
            <text:p>0.6112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23653" calcext:value-type="float">
            <text:p>0.6236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8400" calcext:value-type="float">
            <text:p>518400</text:p>
          </table:table-cell>
          <table:table-cell office:value-type="float" office:value="0.675318" calcext:value-type="float">
            <text:p>0.675318</text:p>
          </table:table-cell>
        </table:table-row>
        <table:table-row table:style-name="ro1">
          <table:table-cell office:value-type="float" office:value="1036800" calcext:value-type="float">
            <text:p>1036800</text:p>
          </table:table-cell>
          <table:table-cell office:value-type="float" office:value="0.692967" calcext:value-type="float">
            <text:p>0.692967</text:p>
          </table:table-cell>
        </table:table-row>
        <table:table-row table:style-name="ro1">
          <table:table-cell office:value-type="float" office:value="1555200" calcext:value-type="float">
            <text:p>1555200</text:p>
          </table:table-cell>
          <table:table-cell office:value-type="float" office:value="0.694888" calcext:value-type="float">
            <text:p>0.694888</text:p>
          </table:table-cell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float" office:value="0.671754" calcext:value-type="float">
            <text:p>0.671754</text:p>
          </table:table-cell>
        </table:table-row>
        <table:table-row table:style-name="ro1">
          <table:table-cell office:value-type="float" office:value="2592000" calcext:value-type="float">
            <text:p>2592000</text:p>
          </table:table-cell>
          <table:table-cell office:value-type="float" office:value="0.703115" calcext:value-type="float">
            <text:p>0.703115</text:p>
          </table:table-cell>
        </table:table-row>
        <table:table-row table:style-name="ro1">
          <table:table-cell office:value-type="float" office:value="3110400" calcext:value-type="float">
            <text:p>3110400</text:p>
          </table:table-cell>
          <table:table-cell office:value-type="float" office:value="0.645156" calcext:value-type="float">
            <text:p>0.645156</text:p>
          </table:table-cell>
        </table:table-row>
        <table:table-row table:style-name="ro1">
          <table:table-cell office:value-type="float" office:value="3628800" calcext:value-type="float">
            <text:p>3628800</text:p>
          </table:table-cell>
          <table:table-cell office:value-type="float" office:value="0.632898" calcext:value-type="float">
            <text:p>0.632898</text:p>
          </table:table-cell>
        </table:table-row>
        <table:table-row table:style-name="ro1">
          <table:table-cell office:value-type="float" office:value="4147200" calcext:value-type="float">
            <text:p>4147200</text:p>
          </table:table-cell>
          <table:table-cell office:value-type="float" office:value="0.657614" calcext:value-type="float">
            <text:p>0.657614</text:p>
          </table:table-cell>
        </table:table-row>
        <table:table-row table:style-name="ro1">
          <table:table-cell office:value-type="float" office:value="4665600" calcext:value-type="float">
            <text:p>4665600</text:p>
          </table:table-cell>
          <table:table-cell office:value-type="float" office:value="0.636673" calcext:value-type="float">
            <text:p>0.636673</text:p>
          </table:table-cell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float" office:value="0.650559" calcext:value-type="float">
            <text:p>0.650559</text:p>
          </table:table-cell>
        </table:table-row>
        <table:table-row table:style-name="ro1">
          <table:table-cell office:value-type="float" office:value="5702400" calcext:value-type="float">
            <text:p>5702400</text:p>
          </table:table-cell>
          <table:table-cell office:value-type="float" office:value="0.655799" calcext:value-type="float">
            <text:p>0.655799</text:p>
          </table:table-cell>
        </table:table-row>
        <table:table-row table:style-name="ro1">
          <table:table-cell office:value-type="float" office:value="6220800" calcext:value-type="float">
            <text:p>6220800</text:p>
          </table:table-cell>
          <table:table-cell office:value-type="float" office:value="0.609953" calcext:value-type="float">
            <text:p>0.609953</text:p>
          </table:table-cell>
        </table:table-row>
        <table:table-row table:style-name="ro1">
          <table:table-cell office:value-type="float" office:value="6739200" calcext:value-type="float">
            <text:p>6739200</text:p>
          </table:table-cell>
          <table:table-cell office:value-type="float" office:value="0.619055" calcext:value-type="float">
            <text:p>0.619055</text:p>
          </table:table-cell>
        </table:table-row>
        <table:table-row table:style-name="ro1">
          <table:table-cell office:value-type="float" office:value="7257600" calcext:value-type="float">
            <text:p>7257600</text:p>
          </table:table-cell>
          <table:table-cell office:value-type="float" office:value="0.630654" calcext:value-type="float">
            <text:p>0.630654</text:p>
          </table:table-cell>
        </table:table-row>
        <table:table-row table:style-name="ro1">
          <table:table-cell office:value-type="float" office:value="7776000" calcext:value-type="float">
            <text:p>7776000</text:p>
          </table:table-cell>
          <table:table-cell office:value-type="float" office:value="0.608419" calcext:value-type="float">
            <text:p>0.608419</text:p>
          </table:table-cell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float" office:value="0.626762" calcext:value-type="float">
            <text:p>0.626762</text:p>
          </table:table-cell>
        </table:table-row>
        <table:table-row table:style-name="ro1">
          <table:table-cell office:value-type="float" office:value="8812800" calcext:value-type="float">
            <text:p>8812800</text:p>
          </table:table-cell>
          <table:table-cell office:value-type="float" office:value="0.651473" calcext:value-type="float">
            <text:p>0.651473</text:p>
          </table:table-cell>
        </table:table-row>
        <table:table-row table:style-name="ro1">
          <table:table-cell office:value-type="float" office:value="9331200" calcext:value-type="float">
            <text:p>9331200</text:p>
          </table:table-cell>
          <table:table-cell office:value-type="float" office:value="0.637833" calcext:value-type="float">
            <text:p>0.637833</text:p>
          </table:table-cell>
        </table:table-row>
        <table:table-row table:style-name="ro1">
          <table:table-cell office:value-type="float" office:value="9849600" calcext:value-type="float">
            <text:p>9849600</text:p>
          </table:table-cell>
          <table:table-cell office:value-type="float" office:value="0.668951" calcext:value-type="float">
            <text:p>0.668951</text:p>
          </table:table-cell>
        </table:table-row>
        <table:table-row table:style-name="ro1">
          <table:table-cell office:value-type="float" office:value="10368000" calcext:value-type="float">
            <text:p>10368000</text:p>
          </table:table-cell>
          <table:table-cell office:value-type="float" office:value="0.655404" calcext:value-type="float">
            <text:p>0.655404</text:p>
          </table:table-cell>
        </table:table-row>
        <table:table-row table:style-name="ro1">
          <table:table-cell office:value-type="float" office:value="10886400" calcext:value-type="float">
            <text:p>10886400</text:p>
          </table:table-cell>
          <table:table-cell office:value-type="float" office:value="0.636968" calcext:value-type="float">
            <text:p>0.636968</text:p>
          </table:table-cell>
        </table:table-row>
        <table:table-row table:style-name="ro1">
          <table:table-cell office:value-type="float" office:value="11404800" calcext:value-type="float">
            <text:p>11404800</text:p>
          </table:table-cell>
          <table:table-cell office:value-type="float" office:value="0.673725" calcext:value-type="float">
            <text:p>0.673725</text:p>
          </table:table-cell>
        </table:table-row>
        <table:table-row table:style-name="ro1">
          <table:table-cell office:value-type="float" office:value="11923200" calcext:value-type="float">
            <text:p>11923200</text:p>
          </table:table-cell>
          <table:table-cell office:value-type="float" office:value="0.716271" calcext:value-type="float">
            <text:p>0.716271</text:p>
          </table:table-cell>
        </table:table-row>
        <table:table-row table:style-name="ro1">
          <table:table-cell office:value-type="float" office:value="12441600" calcext:value-type="float">
            <text:p>12441600</text:p>
          </table:table-cell>
          <table:table-cell office:value-type="float" office:value="0.72279" calcext:value-type="float">
            <text:p>0.72279</text:p>
          </table:table-cell>
        </table:table-row>
        <table:table-row table:style-name="ro1">
          <table:table-cell office:value-type="float" office:value="12960000" calcext:value-type="float">
            <text:p>12960000</text:p>
          </table:table-cell>
          <table:table-cell office:value-type="float" office:value="0.739547" calcext:value-type="float">
            <text:p>0.739547</text:p>
          </table:table-cell>
        </table:table-row>
        <table:table-row table:style-name="ro1">
          <table:table-cell office:value-type="float" office:value="13478400" calcext:value-type="float">
            <text:p>13478400</text:p>
          </table:table-cell>
          <table:table-cell office:value-type="float" office:value="0.708427" calcext:value-type="float">
            <text:p>0.708427</text:p>
          </table:table-cell>
        </table:table-row>
        <table:table-row table:style-name="ro1">
          <table:table-cell office:value-type="float" office:value="13996800" calcext:value-type="float">
            <text:p>13996800</text:p>
          </table:table-cell>
          <table:table-cell office:value-type="float" office:value="0.759506" calcext:value-type="float">
            <text:p>0.759506</text:p>
          </table:table-cell>
        </table:table-row>
        <table:table-row table:style-name="ro1">
          <table:table-cell office:value-type="float" office:value="14515200" calcext:value-type="float">
            <text:p>14515200</text:p>
          </table:table-cell>
          <table:table-cell office:value-type="float" office:value="0.684744" calcext:value-type="float">
            <text:p>0.684744</text:p>
          </table:table-cell>
        </table:table-row>
        <table:table-row table:style-name="ro1">
          <table:table-cell office:value-type="float" office:value="15033600" calcext:value-type="float">
            <text:p>15033600</text:p>
          </table:table-cell>
          <table:table-cell office:value-type="float" office:value="0.686164" calcext:value-type="float">
            <text:p>0.686164</text:p>
          </table:table-cell>
        </table:table-row>
        <table:table-row table:style-name="ro1">
          <table:table-cell office:value-type="float" office:value="15552000" calcext:value-type="float">
            <text:p>15552000</text:p>
          </table:table-cell>
          <table:table-cell office:value-type="float" office:value="0.690044" calcext:value-type="float">
            <text:p>0.690044</text:p>
          </table:table-cell>
        </table:table-row>
        <table:table-row table:style-name="ro1">
          <table:table-cell office:value-type="float" office:value="16070400" calcext:value-type="float">
            <text:p>16070400</text:p>
          </table:table-cell>
          <table:table-cell office:value-type="float" office:value="0.671192" calcext:value-type="float">
            <text:p>0.671192</text:p>
          </table:table-cell>
        </table:table-row>
        <table:table-row table:style-name="ro1">
          <table:table-cell office:value-type="float" office:value="16588800" calcext:value-type="float">
            <text:p>16588800</text:p>
          </table:table-cell>
          <table:table-cell office:value-type="float" office:value="0.693354" calcext:value-type="float">
            <text:p>0.693354</text:p>
          </table:table-cell>
        </table:table-row>
        <table:table-row table:style-name="ro1">
          <table:table-cell office:value-type="float" office:value="17107200" calcext:value-type="float">
            <text:p>17107200</text:p>
          </table:table-cell>
          <table:table-cell office:value-type="float" office:value="0.671552" calcext:value-type="float">
            <text:p>0.671552</text:p>
          </table:table-cell>
        </table:table-row>
        <table:table-row table:style-name="ro1">
          <table:table-cell office:value-type="float" office:value="17625600" calcext:value-type="float">
            <text:p>17625600</text:p>
          </table:table-cell>
          <table:table-cell office:value-type="float" office:value="0.632695" calcext:value-type="float">
            <text:p>0.632695</text:p>
          </table:table-cell>
        </table:table-row>
        <table:table-row table:style-name="ro1">
          <table:table-cell office:value-type="float" office:value="18144000" calcext:value-type="float">
            <text:p>18144000</text:p>
          </table:table-cell>
          <table:table-cell office:value-type="float" office:value="0.66912" calcext:value-type="float">
            <text:p>0.66912</text:p>
          </table:table-cell>
        </table:table-row>
        <table:table-row table:style-name="ro1">
          <table:table-cell office:value-type="float" office:value="18662400" calcext:value-type="float">
            <text:p>18662400</text:p>
          </table:table-cell>
          <table:table-cell office:value-type="float" office:value="0.642949" calcext:value-type="float">
            <text:p>0.642949</text:p>
          </table:table-cell>
        </table:table-row>
        <table:table-row table:style-name="ro1">
          <table:table-cell office:value-type="float" office:value="19180800" calcext:value-type="float">
            <text:p>19180800</text:p>
          </table:table-cell>
          <table:table-cell office:value-type="float" office:value="0.639169" calcext:value-type="float">
            <text:p>0.639169</text:p>
          </table:table-cell>
        </table:table-row>
        <table:table-row table:style-name="ro1">
          <table:table-cell office:value-type="float" office:value="19699200" calcext:value-type="float">
            <text:p>19699200</text:p>
          </table:table-cell>
          <table:table-cell office:value-type="float" office:value="0.659724" calcext:value-type="float">
            <text:p>0.659724</text:p>
          </table:table-cell>
        </table:table-row>
        <table:table-row table:style-name="ro1">
          <table:table-cell office:value-type="float" office:value="20217600" calcext:value-type="float">
            <text:p>20217600</text:p>
          </table:table-cell>
          <table:table-cell office:value-type="float" office:value="0.605735" calcext:value-type="float">
            <text:p>0.605735</text:p>
          </table:table-cell>
        </table:table-row>
        <table:table-row table:style-name="ro1">
          <table:table-cell office:value-type="float" office:value="20736000" calcext:value-type="float">
            <text:p>20736000</text:p>
          </table:table-cell>
          <table:table-cell office:value-type="float" office:value="0.607077" calcext:value-type="float">
            <text:p>0.607077</text:p>
          </table:table-cell>
        </table:table-row>
        <table:table-row table:style-name="ro1">
          <table:table-cell office:value-type="float" office:value="21254400" calcext:value-type="float">
            <text:p>21254400</text:p>
          </table:table-cell>
          <table:table-cell office:value-type="float" office:value="0.643276" calcext:value-type="float">
            <text:p>0.643276</text:p>
          </table:table-cell>
        </table:table-row>
        <table:table-row table:style-name="ro1">
          <table:table-cell office:value-type="float" office:value="21772800" calcext:value-type="float">
            <text:p>21772800</text:p>
          </table:table-cell>
          <table:table-cell office:value-type="float" office:value="0.612458" calcext:value-type="float">
            <text:p>0.612458</text:p>
          </table:table-cell>
        </table:table-row>
        <table:table-row table:style-name="ro1">
          <table:table-cell office:value-type="float" office:value="22291200" calcext:value-type="float">
            <text:p>22291200</text:p>
          </table:table-cell>
          <table:table-cell office:value-type="float" office:value="0.610813" calcext:value-type="float">
            <text:p>0.610813</text:p>
          </table:table-cell>
        </table:table-row>
        <table:table-row table:style-name="ro1">
          <table:table-cell office:value-type="float" office:value="22809600" calcext:value-type="float">
            <text:p>22809600</text:p>
          </table:table-cell>
          <table:table-cell office:value-type="float" office:value="0.637391" calcext:value-type="float">
            <text:p>0.637391</text:p>
          </table:table-cell>
        </table:table-row>
        <table:table-row table:style-name="ro1">
          <table:table-cell office:value-type="float" office:value="23328000" calcext:value-type="float">
            <text:p>23328000</text:p>
          </table:table-cell>
          <table:table-cell office:value-type="float" office:value="0.580715" calcext:value-type="float">
            <text:p>0.580715</text:p>
          </table:table-cell>
        </table:table-row>
        <table:table-row table:style-name="ro1">
          <table:table-cell office:value-type="float" office:value="23846400" calcext:value-type="float">
            <text:p>23846400</text:p>
          </table:table-cell>
          <table:table-cell office:value-type="float" office:value="0.586524" calcext:value-type="float">
            <text:p>0.586524</text:p>
          </table:table-cell>
        </table:table-row>
        <table:table-row table:style-name="ro1">
          <table:table-cell office:value-type="float" office:value="24364800" calcext:value-type="float">
            <text:p>24364800</text:p>
          </table:table-cell>
          <table:table-cell office:value-type="float" office:value="0.610156" calcext:value-type="float">
            <text:p>0.610156</text:p>
          </table:table-cell>
        </table:table-row>
        <table:table-row table:style-name="ro1">
          <table:table-cell office:value-type="float" office:value="24883200" calcext:value-type="float">
            <text:p>24883200</text:p>
          </table:table-cell>
          <table:table-cell office:value-type="float" office:value="0.577551" calcext:value-type="float">
            <text:p>0.577551</text:p>
          </table:table-cell>
        </table:table-row>
        <table:table-row table:style-name="ro1">
          <table:table-cell office:value-type="float" office:value="25401600" calcext:value-type="float">
            <text:p>25401600</text:p>
          </table:table-cell>
          <table:table-cell office:value-type="float" office:value="0.593178" calcext:value-type="float">
            <text:p>0.593178</text:p>
          </table:table-cell>
        </table:table-row>
      </table:table>
      <table:table table:name="hpx-8t-10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/home/jakub/opencv_hpx_backend/opencv_mandelbrot/cmake-build-release_hpx/opencv_mandelbrot -h 4800 -w 5400 -b hpx_nstripes --hpx:threads 8</text:p>
          </table:table-cell>
          <table:table-cell/>
        </table:table-row>
        <table:table-row table:style-name="ro1">
          <table:table-cell office:value-type="string" calcext:value-type="string">
            <text:p>imsize: h=4800 w=5400 backend=hpx_nstripes num_pus=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2195" calcext:value-type="float">
            <text:p>0.402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6135" calcext:value-type="float">
            <text:p>2.56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0811" calcext:value-type="float">
            <text:p>0.4108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9023" calcext:value-type="float">
            <text:p>0.369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1826" calcext:value-type="float">
            <text:p>0.3518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68141" calcext:value-type="float">
            <text:p>0.368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2391" calcext:value-type="float">
            <text:p>0.3923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3227" calcext:value-type="float">
            <text:p>0.3632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125" calcext:value-type="float">
            <text:p>0.336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8884" calcext:value-type="float">
            <text:p>0.3588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9187" calcext:value-type="float">
            <text:p>0.3691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6542" calcext:value-type="float">
            <text:p>0.3365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7237" calcext:value-type="float">
            <text:p>0.3672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3107" calcext:value-type="float">
            <text:p>0.353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6736" calcext:value-type="float">
            <text:p>0.356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169" calcext:value-type="float">
            <text:p>0.331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25689" calcext:value-type="float">
            <text:p>0.3256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4969" calcext:value-type="float">
            <text:p>0.3149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36332" calcext:value-type="float">
            <text:p>0.3363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24639" calcext:value-type="float">
            <text:p>0.3246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0395" calcext:value-type="float">
            <text:p>0.3003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3383" calcext:value-type="float">
            <text:p>0.3133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22977" calcext:value-type="float">
            <text:p>0.3229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09791" calcext:value-type="float">
            <text:p>0.3097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8209" calcext:value-type="float">
            <text:p>0.3482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10682" calcext:value-type="float">
            <text:p>0.3106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03348" calcext:value-type="float">
            <text:p>0.3033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7824" calcext:value-type="float">
            <text:p>0.3578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19758" calcext:value-type="float">
            <text:p>0.3197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33721" calcext:value-type="float">
            <text:p>0.333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46681" calcext:value-type="float">
            <text:p>0.3466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2139" calcext:value-type="float">
            <text:p>0.321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22978" calcext:value-type="float">
            <text:p>0.3229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13755" calcext:value-type="float">
            <text:p>0.3137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04548" calcext:value-type="float">
            <text:p>0.3045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27343" calcext:value-type="float">
            <text:p>0.3273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00888" calcext:value-type="float">
            <text:p>0.3008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5072" calcext:value-type="float">
            <text:p>0.3050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07925" calcext:value-type="float">
            <text:p>0.3079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22622" calcext:value-type="float">
            <text:p>0.3226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96258" calcext:value-type="float">
            <text:p>0.2962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28888" calcext:value-type="float">
            <text:p>0.3288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45827" calcext:value-type="float">
            <text:p>0.3458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06128" calcext:value-type="float">
            <text:p>0.3061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0067" calcext:value-type="float">
            <text:p>0.3200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11342" calcext:value-type="float">
            <text:p>0.3113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8305" calcext:value-type="float">
            <text:p>0.283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2788" calcext:value-type="float">
            <text:p>0.3327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18736" calcext:value-type="float">
            <text:p>0.3187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97128" calcext:value-type="float">
            <text:p>0.2971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6013" calcext:value-type="float">
            <text:p>0.3060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94475" calcext:value-type="float">
            <text:p>0.2944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95488" calcext:value-type="float">
            <text:p>0.2954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33253" calcext:value-type="float">
            <text:p>0.3332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22007" calcext:value-type="float">
            <text:p>0.3220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16351" calcext:value-type="float">
            <text:p>0.3163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13405" calcext:value-type="float">
            <text:p>0.3134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17812" calcext:value-type="float">
            <text:p>0.3178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55507" calcext:value-type="float">
            <text:p>0.3555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75472" calcext:value-type="float">
            <text:p>0.3754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87524" calcext:value-type="float">
            <text:p>0.2875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00586" calcext:value-type="float">
            <text:p>0.3005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91162" calcext:value-type="float">
            <text:p>0.2911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16828" calcext:value-type="float">
            <text:p>0.3168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54109" calcext:value-type="float">
            <text:p>0.3541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8331" calcext:value-type="float">
            <text:p>0.3683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56253" calcext:value-type="float">
            <text:p>0.3562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00779" calcext:value-type="float">
            <text:p>0.4007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0212" calcext:value-type="float">
            <text:p>0.3802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50276" calcext:value-type="float">
            <text:p>0.3502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0483" calcext:value-type="float">
            <text:p>0.404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4696" calcext:value-type="float">
            <text:p>0.446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79956" calcext:value-type="float">
            <text:p>0.3799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51733" calcext:value-type="float">
            <text:p>0.4517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58114" calcext:value-type="float">
            <text:p>0.4581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5211" calcext:value-type="float">
            <text:p>0.3852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179" calcext:value-type="float">
            <text:p>0.41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64156" calcext:value-type="float">
            <text:p>0.3641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47326" calcext:value-type="float">
            <text:p>0.4473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64908" calcext:value-type="float">
            <text:p>0.3649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15097" calcext:value-type="float">
            <text:p>0.3150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33848" calcext:value-type="float">
            <text:p>0.3338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40471" calcext:value-type="float">
            <text:p>0.3404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12376" calcext:value-type="float">
            <text:p>0.3123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60516" calcext:value-type="float">
            <text:p>0.3605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32297" calcext:value-type="float">
            <text:p>0.3322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4452" calcext:value-type="float">
            <text:p>0.344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47096" calcext:value-type="float">
            <text:p>0.3470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3166" calcext:value-type="float">
            <text:p>0.331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00239" calcext:value-type="float">
            <text:p>0.3002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97638" calcext:value-type="float">
            <text:p>0.2976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36275" calcext:value-type="float">
            <text:p>0.3362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24064" calcext:value-type="float">
            <text:p>0.3240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45683" calcext:value-type="float">
            <text:p>0.3456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52161" calcext:value-type="float">
            <text:p>0.3521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59179" calcext:value-type="float">
            <text:p>0.3591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18161" calcext:value-type="float">
            <text:p>0.3181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50314" calcext:value-type="float">
            <text:p>0.3503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62602" calcext:value-type="float">
            <text:p>0.3626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30486" calcext:value-type="float">
            <text:p>0.330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5216" calcext:value-type="float">
            <text:p>0.315216</text:p>
          </table:table-cell>
        </table:table-row>
        <table:table-row table:style-name="ro1">
          <table:table-cell office:value-type="float" office:value="518400" calcext:value-type="float">
            <text:p>518400</text:p>
          </table:table-cell>
          <table:table-cell office:value-type="float" office:value="0.363904" calcext:value-type="float">
            <text:p>0.363904</text:p>
          </table:table-cell>
        </table:table-row>
        <table:table-row table:style-name="ro1">
          <table:table-cell office:value-type="float" office:value="1036800" calcext:value-type="float">
            <text:p>1036800</text:p>
          </table:table-cell>
          <table:table-cell office:value-type="float" office:value="0.36528" calcext:value-type="float">
            <text:p>0.36528</text:p>
          </table:table-cell>
        </table:table-row>
        <table:table-row table:style-name="ro1">
          <table:table-cell office:value-type="float" office:value="1555200" calcext:value-type="float">
            <text:p>1555200</text:p>
          </table:table-cell>
          <table:table-cell office:value-type="float" office:value="0.397988" calcext:value-type="float">
            <text:p>0.397988</text:p>
          </table:table-cell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float" office:value="0.327377" calcext:value-type="float">
            <text:p>0.327377</text:p>
          </table:table-cell>
        </table:table-row>
        <table:table-row table:style-name="ro1">
          <table:table-cell office:value-type="float" office:value="2592000" calcext:value-type="float">
            <text:p>2592000</text:p>
          </table:table-cell>
          <table:table-cell office:value-type="float" office:value="0.387129" calcext:value-type="float">
            <text:p>0.387129</text:p>
          </table:table-cell>
        </table:table-row>
        <table:table-row table:style-name="ro1">
          <table:table-cell office:value-type="float" office:value="3110400" calcext:value-type="float">
            <text:p>3110400</text:p>
          </table:table-cell>
          <table:table-cell office:value-type="float" office:value="0.350227" calcext:value-type="float">
            <text:p>0.350227</text:p>
          </table:table-cell>
        </table:table-row>
        <table:table-row table:style-name="ro1">
          <table:table-cell office:value-type="float" office:value="3628800" calcext:value-type="float">
            <text:p>3628800</text:p>
          </table:table-cell>
          <table:table-cell office:value-type="float" office:value="0.361389" calcext:value-type="float">
            <text:p>0.361389</text:p>
          </table:table-cell>
        </table:table-row>
        <table:table-row table:style-name="ro1">
          <table:table-cell office:value-type="float" office:value="4147200" calcext:value-type="float">
            <text:p>4147200</text:p>
          </table:table-cell>
          <table:table-cell office:value-type="float" office:value="0.35026" calcext:value-type="float">
            <text:p>0.35026</text:p>
          </table:table-cell>
        </table:table-row>
        <table:table-row table:style-name="ro1">
          <table:table-cell office:value-type="float" office:value="4665600" calcext:value-type="float">
            <text:p>4665600</text:p>
          </table:table-cell>
          <table:table-cell office:value-type="float" office:value="0.382128" calcext:value-type="float">
            <text:p>0.382128</text:p>
          </table:table-cell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float" office:value="0.37698" calcext:value-type="float">
            <text:p>0.37698</text:p>
          </table:table-cell>
        </table:table-row>
        <table:table-row table:style-name="ro1">
          <table:table-cell office:value-type="float" office:value="5702400" calcext:value-type="float">
            <text:p>5702400</text:p>
          </table:table-cell>
          <table:table-cell office:value-type="float" office:value="0.318415" calcext:value-type="float">
            <text:p>0.318415</text:p>
          </table:table-cell>
        </table:table-row>
        <table:table-row table:style-name="ro1">
          <table:table-cell office:value-type="float" office:value="6220800" calcext:value-type="float">
            <text:p>6220800</text:p>
          </table:table-cell>
          <table:table-cell office:value-type="float" office:value="0.318778" calcext:value-type="float">
            <text:p>0.318778</text:p>
          </table:table-cell>
        </table:table-row>
        <table:table-row table:style-name="ro1">
          <table:table-cell office:value-type="float" office:value="6739200" calcext:value-type="float">
            <text:p>6739200</text:p>
          </table:table-cell>
          <table:table-cell office:value-type="float" office:value="0.325935" calcext:value-type="float">
            <text:p>0.325935</text:p>
          </table:table-cell>
        </table:table-row>
        <table:table-row table:style-name="ro1">
          <table:table-cell office:value-type="float" office:value="7257600" calcext:value-type="float">
            <text:p>7257600</text:p>
          </table:table-cell>
          <table:table-cell office:value-type="float" office:value="0.32175" calcext:value-type="float">
            <text:p>0.32175</text:p>
          </table:table-cell>
        </table:table-row>
        <table:table-row table:style-name="ro1">
          <table:table-cell office:value-type="float" office:value="7776000" calcext:value-type="float">
            <text:p>7776000</text:p>
          </table:table-cell>
          <table:table-cell office:value-type="float" office:value="0.348827" calcext:value-type="float">
            <text:p>0.348827</text:p>
          </table:table-cell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float" office:value="0.357869" calcext:value-type="float">
            <text:p>0.357869</text:p>
          </table:table-cell>
        </table:table-row>
        <table:table-row table:style-name="ro1">
          <table:table-cell office:value-type="float" office:value="8812800" calcext:value-type="float">
            <text:p>8812800</text:p>
          </table:table-cell>
          <table:table-cell office:value-type="float" office:value="0.331862" calcext:value-type="float">
            <text:p>0.331862</text:p>
          </table:table-cell>
        </table:table-row>
        <table:table-row table:style-name="ro1">
          <table:table-cell office:value-type="float" office:value="9331200" calcext:value-type="float">
            <text:p>9331200</text:p>
          </table:table-cell>
          <table:table-cell office:value-type="float" office:value="0.310194" calcext:value-type="float">
            <text:p>0.310194</text:p>
          </table:table-cell>
        </table:table-row>
        <table:table-row table:style-name="ro1">
          <table:table-cell office:value-type="float" office:value="9849600" calcext:value-type="float">
            <text:p>9849600</text:p>
          </table:table-cell>
          <table:table-cell office:value-type="float" office:value="0.331621" calcext:value-type="float">
            <text:p>0.331621</text:p>
          </table:table-cell>
        </table:table-row>
        <table:table-row table:style-name="ro1">
          <table:table-cell office:value-type="float" office:value="10368000" calcext:value-type="float">
            <text:p>10368000</text:p>
          </table:table-cell>
          <table:table-cell office:value-type="float" office:value="0.394226" calcext:value-type="float">
            <text:p>0.394226</text:p>
          </table:table-cell>
        </table:table-row>
        <table:table-row table:style-name="ro1">
          <table:table-cell office:value-type="float" office:value="10886400" calcext:value-type="float">
            <text:p>10886400</text:p>
          </table:table-cell>
          <table:table-cell office:value-type="float" office:value="0.313652" calcext:value-type="float">
            <text:p>0.313652</text:p>
          </table:table-cell>
        </table:table-row>
        <table:table-row table:style-name="ro1">
          <table:table-cell office:value-type="float" office:value="11404800" calcext:value-type="float">
            <text:p>11404800</text:p>
          </table:table-cell>
          <table:table-cell office:value-type="float" office:value="0.332229" calcext:value-type="float">
            <text:p>0.332229</text:p>
          </table:table-cell>
        </table:table-row>
        <table:table-row table:style-name="ro1">
          <table:table-cell office:value-type="float" office:value="11923200" calcext:value-type="float">
            <text:p>11923200</text:p>
          </table:table-cell>
          <table:table-cell office:value-type="float" office:value="0.327371" calcext:value-type="float">
            <text:p>0.327371</text:p>
          </table:table-cell>
        </table:table-row>
        <table:table-row table:style-name="ro1">
          <table:table-cell office:value-type="float" office:value="12441600" calcext:value-type="float">
            <text:p>12441600</text:p>
          </table:table-cell>
          <table:table-cell office:value-type="float" office:value="0.3347" calcext:value-type="float">
            <text:p>0.3347</text:p>
          </table:table-cell>
        </table:table-row>
        <table:table-row table:style-name="ro1">
          <table:table-cell office:value-type="float" office:value="12960000" calcext:value-type="float">
            <text:p>12960000</text:p>
          </table:table-cell>
          <table:table-cell office:value-type="float" office:value="0.342408" calcext:value-type="float">
            <text:p>0.342408</text:p>
          </table:table-cell>
        </table:table-row>
        <table:table-row table:style-name="ro1">
          <table:table-cell office:value-type="float" office:value="13478400" calcext:value-type="float">
            <text:p>13478400</text:p>
          </table:table-cell>
          <table:table-cell office:value-type="float" office:value="0.373222" calcext:value-type="float">
            <text:p>0.373222</text:p>
          </table:table-cell>
        </table:table-row>
        <table:table-row table:style-name="ro1">
          <table:table-cell office:value-type="float" office:value="13996800" calcext:value-type="float">
            <text:p>13996800</text:p>
          </table:table-cell>
          <table:table-cell office:value-type="float" office:value="0.40431" calcext:value-type="float">
            <text:p>0.40431</text:p>
          </table:table-cell>
        </table:table-row>
        <table:table-row table:style-name="ro1">
          <table:table-cell office:value-type="float" office:value="14515200" calcext:value-type="float">
            <text:p>14515200</text:p>
          </table:table-cell>
          <table:table-cell office:value-type="float" office:value="0.36372" calcext:value-type="float">
            <text:p>0.36372</text:p>
          </table:table-cell>
        </table:table-row>
        <table:table-row table:style-name="ro1">
          <table:table-cell office:value-type="float" office:value="15033600" calcext:value-type="float">
            <text:p>15033600</text:p>
          </table:table-cell>
          <table:table-cell office:value-type="float" office:value="0.366651" calcext:value-type="float">
            <text:p>0.366651</text:p>
          </table:table-cell>
        </table:table-row>
        <table:table-row table:style-name="ro1">
          <table:table-cell office:value-type="float" office:value="15552000" calcext:value-type="float">
            <text:p>15552000</text:p>
          </table:table-cell>
          <table:table-cell office:value-type="float" office:value="0.327846" calcext:value-type="float">
            <text:p>0.327846</text:p>
          </table:table-cell>
        </table:table-row>
        <table:table-row table:style-name="ro1">
          <table:table-cell office:value-type="float" office:value="16070400" calcext:value-type="float">
            <text:p>16070400</text:p>
          </table:table-cell>
          <table:table-cell office:value-type="float" office:value="0.384871" calcext:value-type="float">
            <text:p>0.384871</text:p>
          </table:table-cell>
        </table:table-row>
        <table:table-row table:style-name="ro1">
          <table:table-cell office:value-type="float" office:value="16588800" calcext:value-type="float">
            <text:p>16588800</text:p>
          </table:table-cell>
          <table:table-cell office:value-type="float" office:value="0.359577" calcext:value-type="float">
            <text:p>0.359577</text:p>
          </table:table-cell>
        </table:table-row>
        <table:table-row table:style-name="ro1">
          <table:table-cell office:value-type="float" office:value="17107200" calcext:value-type="float">
            <text:p>17107200</text:p>
          </table:table-cell>
          <table:table-cell office:value-type="float" office:value="0.360892" calcext:value-type="float">
            <text:p>0.360892</text:p>
          </table:table-cell>
        </table:table-row>
        <table:table-row table:style-name="ro1">
          <table:table-cell office:value-type="float" office:value="17625600" calcext:value-type="float">
            <text:p>17625600</text:p>
          </table:table-cell>
          <table:table-cell office:value-type="float" office:value="0.349919" calcext:value-type="float">
            <text:p>0.349919</text:p>
          </table:table-cell>
        </table:table-row>
        <table:table-row table:style-name="ro1">
          <table:table-cell office:value-type="float" office:value="18144000" calcext:value-type="float">
            <text:p>18144000</text:p>
          </table:table-cell>
          <table:table-cell office:value-type="float" office:value="0.361761" calcext:value-type="float">
            <text:p>0.361761</text:p>
          </table:table-cell>
        </table:table-row>
        <table:table-row table:style-name="ro1">
          <table:table-cell office:value-type="float" office:value="18662400" calcext:value-type="float">
            <text:p>18662400</text:p>
          </table:table-cell>
          <table:table-cell office:value-type="float" office:value="0.318856" calcext:value-type="float">
            <text:p>0.318856</text:p>
          </table:table-cell>
        </table:table-row>
        <table:table-row table:style-name="ro1">
          <table:table-cell office:value-type="float" office:value="19180800" calcext:value-type="float">
            <text:p>19180800</text:p>
          </table:table-cell>
          <table:table-cell office:value-type="float" office:value="0.344456" calcext:value-type="float">
            <text:p>0.344456</text:p>
          </table:table-cell>
        </table:table-row>
        <table:table-row table:style-name="ro1">
          <table:table-cell office:value-type="float" office:value="19699200" calcext:value-type="float">
            <text:p>19699200</text:p>
          </table:table-cell>
          <table:table-cell office:value-type="float" office:value="0.331272" calcext:value-type="float">
            <text:p>0.331272</text:p>
          </table:table-cell>
        </table:table-row>
        <table:table-row table:style-name="ro1">
          <table:table-cell office:value-type="float" office:value="20217600" calcext:value-type="float">
            <text:p>20217600</text:p>
          </table:table-cell>
          <table:table-cell office:value-type="float" office:value="0.320995" calcext:value-type="float">
            <text:p>0.320995</text:p>
          </table:table-cell>
        </table:table-row>
        <table:table-row table:style-name="ro1">
          <table:table-cell office:value-type="float" office:value="20736000" calcext:value-type="float">
            <text:p>20736000</text:p>
          </table:table-cell>
          <table:table-cell office:value-type="float" office:value="0.314766" calcext:value-type="float">
            <text:p>0.314766</text:p>
          </table:table-cell>
        </table:table-row>
        <table:table-row table:style-name="ro1">
          <table:table-cell office:value-type="float" office:value="21254400" calcext:value-type="float">
            <text:p>21254400</text:p>
          </table:table-cell>
          <table:table-cell office:value-type="float" office:value="0.328948" calcext:value-type="float">
            <text:p>0.328948</text:p>
          </table:table-cell>
        </table:table-row>
        <table:table-row table:style-name="ro1">
          <table:table-cell office:value-type="float" office:value="21772800" calcext:value-type="float">
            <text:p>21772800</text:p>
          </table:table-cell>
          <table:table-cell office:value-type="float" office:value="0.307988" calcext:value-type="float">
            <text:p>0.307988</text:p>
          </table:table-cell>
        </table:table-row>
        <table:table-row table:style-name="ro1">
          <table:table-cell office:value-type="float" office:value="22291200" calcext:value-type="float">
            <text:p>22291200</text:p>
          </table:table-cell>
          <table:table-cell office:value-type="float" office:value="0.31303" calcext:value-type="float">
            <text:p>0.31303</text:p>
          </table:table-cell>
        </table:table-row>
        <table:table-row table:style-name="ro1">
          <table:table-cell office:value-type="float" office:value="22809600" calcext:value-type="float">
            <text:p>22809600</text:p>
          </table:table-cell>
          <table:table-cell office:value-type="float" office:value="0.320263" calcext:value-type="float">
            <text:p>0.320263</text:p>
          </table:table-cell>
        </table:table-row>
        <table:table-row table:style-name="ro1">
          <table:table-cell office:value-type="float" office:value="23328000" calcext:value-type="float">
            <text:p>23328000</text:p>
          </table:table-cell>
          <table:table-cell office:value-type="float" office:value="0.33329" calcext:value-type="float">
            <text:p>0.33329</text:p>
          </table:table-cell>
        </table:table-row>
        <table:table-row table:style-name="ro1">
          <table:table-cell office:value-type="float" office:value="23846400" calcext:value-type="float">
            <text:p>23846400</text:p>
          </table:table-cell>
          <table:table-cell office:value-type="float" office:value="0.326727" calcext:value-type="float">
            <text:p>0.326727</text:p>
          </table:table-cell>
        </table:table-row>
        <table:table-row table:style-name="ro1">
          <table:table-cell office:value-type="float" office:value="24364800" calcext:value-type="float">
            <text:p>24364800</text:p>
          </table:table-cell>
          <table:table-cell office:value-type="float" office:value="0.294767" calcext:value-type="float">
            <text:p>0.294767</text:p>
          </table:table-cell>
        </table:table-row>
        <table:table-row table:style-name="ro1">
          <table:table-cell office:value-type="float" office:value="24883200" calcext:value-type="float">
            <text:p>24883200</text:p>
          </table:table-cell>
          <table:table-cell office:value-type="float" office:value="0.325163" calcext:value-type="float">
            <text:p>0.325163</text:p>
          </table:table-cell>
        </table:table-row>
        <table:table-row table:style-name="ro1">
          <table:table-cell office:value-type="float" office:value="25401600" calcext:value-type="float">
            <text:p>25401600</text:p>
          </table:table-cell>
          <table:table-cell office:value-type="float" office:value="0.324337" calcext:value-type="float">
            <text:p>0.324337</text:p>
          </table:table-cell>
        </table:table-row>
      </table:table>
      <table:table table:name="hpx_nstripes-8t-10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/home/jakub/opencv_hpx_backend/opencv_mandelbrot/cmake-build-release_hpx_nstripes/opencv_mandelbrot -h 4800 -w 5400 -b hpx_nstripes --hpx:threads 8</text:p>
          </table:table-cell>
          <table:table-cell/>
        </table:table-row>
        <table:table-row table:style-name="ro1">
          <table:table-cell office:value-type="string" calcext:value-type="string">
            <text:p>imsize: h=4800 w=5400 backend=tbb num_pus=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453" calcext:value-type="float">
            <text:p>1.044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6715" calcext:value-type="float">
            <text:p>2.96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0869" calcext:value-type="float">
            <text:p>1.708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6508" calcext:value-type="float">
            <text:p>1.46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6046" calcext:value-type="float">
            <text:p>1.26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978" calcext:value-type="float">
            <text:p>1.17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756" calcext:value-type="float">
            <text:p>1.477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7996" calcext:value-type="float">
            <text:p>1.37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4978" calcext:value-type="float">
            <text:p>0.6649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9345" calcext:value-type="float">
            <text:p>0.6993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8112" calcext:value-type="float">
            <text:p>0.768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4592" calcext:value-type="float">
            <text:p>0.574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6432" calcext:value-type="float">
            <text:p>0.4964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21103" calcext:value-type="float">
            <text:p>0.521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95799" calcext:value-type="float">
            <text:p>0.4957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7108" calcext:value-type="float">
            <text:p>0.5771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5203" calcext:value-type="float">
            <text:p>0.4452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45261" calcext:value-type="float">
            <text:p>0.5452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224" calcext:value-type="float">
            <text:p>0.582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76899" calcext:value-type="float">
            <text:p>0.3768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1515" calcext:value-type="float">
            <text:p>0.5615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72678" calcext:value-type="float">
            <text:p>0.3726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69753" calcext:value-type="float">
            <text:p>0.3697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95286" calcext:value-type="float">
            <text:p>0.3952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9128" calcext:value-type="float">
            <text:p>0.391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4965" calcext:value-type="float">
            <text:p>0.3749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21145" calcext:value-type="float">
            <text:p>0.3211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88873" calcext:value-type="float">
            <text:p>0.3888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45907" calcext:value-type="float">
            <text:p>0.3459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3035" calcext:value-type="float">
            <text:p>0.330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83995" calcext:value-type="float">
            <text:p>0.3839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27613" calcext:value-type="float">
            <text:p>0.3276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9446" calcext:value-type="float">
            <text:p>0.3194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862" calcext:value-type="float">
            <text:p>0.38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44935" calcext:value-type="float">
            <text:p>0.3449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08968" calcext:value-type="float">
            <text:p>0.4089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16509" calcext:value-type="float">
            <text:p>0.3165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7687" calcext:value-type="float">
            <text:p>0.3676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24864" calcext:value-type="float">
            <text:p>0.3248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91426" calcext:value-type="float">
            <text:p>0.3914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47861" calcext:value-type="float">
            <text:p>0.3478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4612" calcext:value-type="float">
            <text:p>0.4246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41107" calcext:value-type="float">
            <text:p>0.3411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64855" calcext:value-type="float">
            <text:p>0.4648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34763" calcext:value-type="float">
            <text:p>0.7347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7843" calcext:value-type="float">
            <text:p>0.6578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31741" calcext:value-type="float">
            <text:p>0.6317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69613" calcext:value-type="float">
            <text:p>0.5696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95535" calcext:value-type="float">
            <text:p>0.4955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8586" calcext:value-type="float">
            <text:p>0.3985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84556" calcext:value-type="float">
            <text:p>0.3845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5518" calcext:value-type="float">
            <text:p>0.3955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04148" calcext:value-type="float">
            <text:p>0.3041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03748" calcext:value-type="float">
            <text:p>0.3037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15115" calcext:value-type="float">
            <text:p>0.3151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2858" calcext:value-type="float">
            <text:p>0.3928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93232" calcext:value-type="float">
            <text:p>0.3932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63321" calcext:value-type="float">
            <text:p>0.3633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67876" calcext:value-type="float">
            <text:p>0.3678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2726" calcext:value-type="float">
            <text:p>0.327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28941" calcext:value-type="float">
            <text:p>0.3289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97448" calcext:value-type="float">
            <text:p>0.2974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96744" calcext:value-type="float">
            <text:p>0.2967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19484" calcext:value-type="float">
            <text:p>0.3194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1171" calcext:value-type="float">
            <text:p>0.311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42041" calcext:value-type="float">
            <text:p>0.3420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27366" calcext:value-type="float">
            <text:p>0.3273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97835" calcext:value-type="float">
            <text:p>0.2978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22745" calcext:value-type="float">
            <text:p>0.3227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06432" calcext:value-type="float">
            <text:p>0.3064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27636" calcext:value-type="float">
            <text:p>0.3276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92122" calcext:value-type="float">
            <text:p>0.2921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27574" calcext:value-type="float">
            <text:p>0.3275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21424" calcext:value-type="float">
            <text:p>0.3214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07512" calcext:value-type="float">
            <text:p>0.3075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53142" calcext:value-type="float">
            <text:p>0.3531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26431" calcext:value-type="float">
            <text:p>0.3264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3118" calcext:value-type="float">
            <text:p>0.331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70842" calcext:value-type="float">
            <text:p>0.3708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01079" calcext:value-type="float">
            <text:p>0.3010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21347" calcext:value-type="float">
            <text:p>0.3213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09428" calcext:value-type="float">
            <text:p>0.3094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96481" calcext:value-type="float">
            <text:p>0.2964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30266" calcext:value-type="float">
            <text:p>0.3302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01177" calcext:value-type="float">
            <text:p>0.3011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3684" calcext:value-type="float">
            <text:p>0.3236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38714" calcext:value-type="float">
            <text:p>0.3387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06162" calcext:value-type="float">
            <text:p>0.30616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33062" calcext:value-type="float">
            <text:p>0.3330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26945" calcext:value-type="float">
            <text:p>0.3269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20277" calcext:value-type="float">
            <text:p>0.3202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05958" calcext:value-type="float">
            <text:p>0.3059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25591" calcext:value-type="float">
            <text:p>0.3255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28119" calcext:value-type="float">
            <text:p>0.4281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19169" calcext:value-type="float">
            <text:p>0.5191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92296" calcext:value-type="float">
            <text:p>0.5922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7722" calcext:value-type="float">
            <text:p>0.577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01858" calcext:value-type="float">
            <text:p>0.6018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62086" calcext:value-type="float">
            <text:p>0.5620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00893" calcext:value-type="float">
            <text:p>0.3008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8400" calcext:value-type="float">
            <text:p>518400</text:p>
          </table:table-cell>
          <table:table-cell office:value-type="float" office:value="0.306194" calcext:value-type="float">
            <text:p>0.306194</text:p>
          </table:table-cell>
        </table:table-row>
        <table:table-row table:style-name="ro1">
          <table:table-cell office:value-type="float" office:value="1036800" calcext:value-type="float">
            <text:p>1036800</text:p>
          </table:table-cell>
          <table:table-cell office:value-type="float" office:value="0.311003" calcext:value-type="float">
            <text:p>0.311003</text:p>
          </table:table-cell>
        </table:table-row>
        <table:table-row table:style-name="ro1">
          <table:table-cell office:value-type="float" office:value="1555200" calcext:value-type="float">
            <text:p>1555200</text:p>
          </table:table-cell>
          <table:table-cell office:value-type="float" office:value="0.351221" calcext:value-type="float">
            <text:p>0.351221</text:p>
          </table:table-cell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float" office:value="0.348921" calcext:value-type="float">
            <text:p>0.348921</text:p>
          </table:table-cell>
        </table:table-row>
        <table:table-row table:style-name="ro1">
          <table:table-cell office:value-type="float" office:value="2592000" calcext:value-type="float">
            <text:p>2592000</text:p>
          </table:table-cell>
          <table:table-cell office:value-type="float" office:value="0.310694" calcext:value-type="float">
            <text:p>0.310694</text:p>
          </table:table-cell>
        </table:table-row>
        <table:table-row table:style-name="ro1">
          <table:table-cell office:value-type="float" office:value="3110400" calcext:value-type="float">
            <text:p>3110400</text:p>
          </table:table-cell>
          <table:table-cell office:value-type="float" office:value="0.326337" calcext:value-type="float">
            <text:p>0.326337</text:p>
          </table:table-cell>
        </table:table-row>
        <table:table-row table:style-name="ro1">
          <table:table-cell office:value-type="float" office:value="3628800" calcext:value-type="float">
            <text:p>3628800</text:p>
          </table:table-cell>
          <table:table-cell office:value-type="float" office:value="0.352947" calcext:value-type="float">
            <text:p>0.352947</text:p>
          </table:table-cell>
        </table:table-row>
        <table:table-row table:style-name="ro1">
          <table:table-cell office:value-type="float" office:value="4147200" calcext:value-type="float">
            <text:p>4147200</text:p>
          </table:table-cell>
          <table:table-cell office:value-type="float" office:value="0.360558" calcext:value-type="float">
            <text:p>0.360558</text:p>
          </table:table-cell>
        </table:table-row>
        <table:table-row table:style-name="ro1">
          <table:table-cell office:value-type="float" office:value="4665600" calcext:value-type="float">
            <text:p>4665600</text:p>
          </table:table-cell>
          <table:table-cell office:value-type="float" office:value="0.407774" calcext:value-type="float">
            <text:p>0.407774</text:p>
          </table:table-cell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float" office:value="0.372225" calcext:value-type="float">
            <text:p>0.372225</text:p>
          </table:table-cell>
        </table:table-row>
        <table:table-row table:style-name="ro1">
          <table:table-cell office:value-type="float" office:value="5702400" calcext:value-type="float">
            <text:p>5702400</text:p>
          </table:table-cell>
          <table:table-cell office:value-type="float" office:value="0.378732" calcext:value-type="float">
            <text:p>0.378732</text:p>
          </table:table-cell>
        </table:table-row>
        <table:table-row table:style-name="ro1">
          <table:table-cell office:value-type="float" office:value="6220800" calcext:value-type="float">
            <text:p>6220800</text:p>
          </table:table-cell>
          <table:table-cell office:value-type="float" office:value="0.376861" calcext:value-type="float">
            <text:p>0.376861</text:p>
          </table:table-cell>
        </table:table-row>
        <table:table-row table:style-name="ro1">
          <table:table-cell office:value-type="float" office:value="6739200" calcext:value-type="float">
            <text:p>6739200</text:p>
          </table:table-cell>
          <table:table-cell office:value-type="float" office:value="0.421316" calcext:value-type="float">
            <text:p>0.421316</text:p>
          </table:table-cell>
        </table:table-row>
        <table:table-row table:style-name="ro1">
          <table:table-cell office:value-type="float" office:value="7257600" calcext:value-type="float">
            <text:p>7257600</text:p>
          </table:table-cell>
          <table:table-cell office:value-type="float" office:value="0.378781" calcext:value-type="float">
            <text:p>0.378781</text:p>
          </table:table-cell>
        </table:table-row>
        <table:table-row table:style-name="ro1">
          <table:table-cell office:value-type="float" office:value="7776000" calcext:value-type="float">
            <text:p>7776000</text:p>
          </table:table-cell>
          <table:table-cell office:value-type="float" office:value="0.389736" calcext:value-type="float">
            <text:p>0.389736</text:p>
          </table:table-cell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float" office:value="0.490188" calcext:value-type="float">
            <text:p>0.490188</text:p>
          </table:table-cell>
        </table:table-row>
        <table:table-row table:style-name="ro1">
          <table:table-cell office:value-type="float" office:value="8812800" calcext:value-type="float">
            <text:p>8812800</text:p>
          </table:table-cell>
          <table:table-cell office:value-type="float" office:value="0.407762" calcext:value-type="float">
            <text:p>0.407762</text:p>
          </table:table-cell>
        </table:table-row>
        <table:table-row table:style-name="ro1">
          <table:table-cell office:value-type="float" office:value="9331200" calcext:value-type="float">
            <text:p>9331200</text:p>
          </table:table-cell>
          <table:table-cell office:value-type="float" office:value="0.418555" calcext:value-type="float">
            <text:p>0.418555</text:p>
          </table:table-cell>
        </table:table-row>
        <table:table-row table:style-name="ro1">
          <table:table-cell office:value-type="float" office:value="9849600" calcext:value-type="float">
            <text:p>9849600</text:p>
          </table:table-cell>
          <table:table-cell office:value-type="float" office:value="0.42105" calcext:value-type="float">
            <text:p>0.42105</text:p>
          </table:table-cell>
        </table:table-row>
        <table:table-row table:style-name="ro1">
          <table:table-cell office:value-type="float" office:value="10368000" calcext:value-type="float">
            <text:p>10368000</text:p>
          </table:table-cell>
          <table:table-cell office:value-type="float" office:value="0.4302" calcext:value-type="float">
            <text:p>0.4302</text:p>
          </table:table-cell>
        </table:table-row>
        <table:table-row table:style-name="ro1">
          <table:table-cell office:value-type="float" office:value="10886400" calcext:value-type="float">
            <text:p>10886400</text:p>
          </table:table-cell>
          <table:table-cell office:value-type="float" office:value="0.415525" calcext:value-type="float">
            <text:p>0.415525</text:p>
          </table:table-cell>
        </table:table-row>
        <table:table-row table:style-name="ro1">
          <table:table-cell office:value-type="float" office:value="11404800" calcext:value-type="float">
            <text:p>11404800</text:p>
          </table:table-cell>
          <table:table-cell office:value-type="float" office:value="0.429454" calcext:value-type="float">
            <text:p>0.429454</text:p>
          </table:table-cell>
        </table:table-row>
        <table:table-row table:style-name="ro1">
          <table:table-cell office:value-type="float" office:value="11923200" calcext:value-type="float">
            <text:p>11923200</text:p>
          </table:table-cell>
          <table:table-cell office:value-type="float" office:value="0.475122" calcext:value-type="float">
            <text:p>0.475122</text:p>
          </table:table-cell>
        </table:table-row>
        <table:table-row table:style-name="ro1">
          <table:table-cell office:value-type="float" office:value="12441600" calcext:value-type="float">
            <text:p>12441600</text:p>
          </table:table-cell>
          <table:table-cell office:value-type="float" office:value="0.452665" calcext:value-type="float">
            <text:p>0.452665</text:p>
          </table:table-cell>
        </table:table-row>
        <table:table-row table:style-name="ro1">
          <table:table-cell office:value-type="float" office:value="12960000" calcext:value-type="float">
            <text:p>12960000</text:p>
          </table:table-cell>
          <table:table-cell office:value-type="float" office:value="0.457306" calcext:value-type="float">
            <text:p>0.457306</text:p>
          </table:table-cell>
        </table:table-row>
        <table:table-row table:style-name="ro1">
          <table:table-cell office:value-type="float" office:value="13478400" calcext:value-type="float">
            <text:p>13478400</text:p>
          </table:table-cell>
          <table:table-cell office:value-type="float" office:value="0.449635" calcext:value-type="float">
            <text:p>0.449635</text:p>
          </table:table-cell>
        </table:table-row>
        <table:table-row table:style-name="ro1">
          <table:table-cell office:value-type="float" office:value="13996800" calcext:value-type="float">
            <text:p>13996800</text:p>
          </table:table-cell>
          <table:table-cell office:value-type="float" office:value="0.472728" calcext:value-type="float">
            <text:p>0.472728</text:p>
          </table:table-cell>
        </table:table-row>
        <table:table-row table:style-name="ro1">
          <table:table-cell office:value-type="float" office:value="14515200" calcext:value-type="float">
            <text:p>14515200</text:p>
          </table:table-cell>
          <table:table-cell office:value-type="float" office:value="0.46322" calcext:value-type="float">
            <text:p>0.46322</text:p>
          </table:table-cell>
        </table:table-row>
        <table:table-row table:style-name="ro1">
          <table:table-cell office:value-type="float" office:value="15033600" calcext:value-type="float">
            <text:p>15033600</text:p>
          </table:table-cell>
          <table:table-cell office:value-type="float" office:value="0.478563" calcext:value-type="float">
            <text:p>0.478563</text:p>
          </table:table-cell>
        </table:table-row>
        <table:table-row table:style-name="ro1">
          <table:table-cell office:value-type="float" office:value="15552000" calcext:value-type="float">
            <text:p>15552000</text:p>
          </table:table-cell>
          <table:table-cell office:value-type="float" office:value="0.493412" calcext:value-type="float">
            <text:p>0.493412</text:p>
          </table:table-cell>
        </table:table-row>
        <table:table-row table:style-name="ro1">
          <table:table-cell office:value-type="float" office:value="16070400" calcext:value-type="float">
            <text:p>16070400</text:p>
          </table:table-cell>
          <table:table-cell office:value-type="float" office:value="0.501198" calcext:value-type="float">
            <text:p>0.501198</text:p>
          </table:table-cell>
        </table:table-row>
        <table:table-row table:style-name="ro1">
          <table:table-cell office:value-type="float" office:value="16588800" calcext:value-type="float">
            <text:p>16588800</text:p>
          </table:table-cell>
          <table:table-cell office:value-type="float" office:value="0.499559" calcext:value-type="float">
            <text:p>0.499559</text:p>
          </table:table-cell>
        </table:table-row>
        <table:table-row table:style-name="ro1">
          <table:table-cell office:value-type="float" office:value="17107200" calcext:value-type="float">
            <text:p>17107200</text:p>
          </table:table-cell>
          <table:table-cell office:value-type="float" office:value="0.513388" calcext:value-type="float">
            <text:p>0.513388</text:p>
          </table:table-cell>
        </table:table-row>
        <table:table-row table:style-name="ro1">
          <table:table-cell office:value-type="float" office:value="17625600" calcext:value-type="float">
            <text:p>17625600</text:p>
          </table:table-cell>
          <table:table-cell office:value-type="float" office:value="0.499152" calcext:value-type="float">
            <text:p>0.499152</text:p>
          </table:table-cell>
        </table:table-row>
        <table:table-row table:style-name="ro1">
          <table:table-cell office:value-type="float" office:value="18144000" calcext:value-type="float">
            <text:p>18144000</text:p>
          </table:table-cell>
          <table:table-cell office:value-type="float" office:value="0.556395" calcext:value-type="float">
            <text:p>0.556395</text:p>
          </table:table-cell>
        </table:table-row>
        <table:table-row table:style-name="ro1">
          <table:table-cell office:value-type="float" office:value="18662400" calcext:value-type="float">
            <text:p>18662400</text:p>
          </table:table-cell>
          <table:table-cell office:value-type="float" office:value="0.771977" calcext:value-type="float">
            <text:p>0.771977</text:p>
          </table:table-cell>
        </table:table-row>
        <table:table-row table:style-name="ro1">
          <table:table-cell office:value-type="float" office:value="19180800" calcext:value-type="float">
            <text:p>19180800</text:p>
          </table:table-cell>
          <table:table-cell office:value-type="float" office:value="0.994702" calcext:value-type="float">
            <text:p>0.994702</text:p>
          </table:table-cell>
        </table:table-row>
        <table:table-row table:style-name="ro1">
          <table:table-cell office:value-type="float" office:value="19699200" calcext:value-type="float">
            <text:p>19699200</text:p>
          </table:table-cell>
          <table:table-cell office:value-type="float" office:value="0.968664" calcext:value-type="float">
            <text:p>0.968664</text:p>
          </table:table-cell>
        </table:table-row>
        <table:table-row table:style-name="ro1">
          <table:table-cell office:value-type="float" office:value="20217600" calcext:value-type="float">
            <text:p>20217600</text:p>
          </table:table-cell>
          <table:table-cell office:value-type="float" office:value="0.979305" calcext:value-type="float">
            <text:p>0.979305</text:p>
          </table:table-cell>
        </table:table-row>
        <table:table-row table:style-name="ro1">
          <table:table-cell office:value-type="float" office:value="20736000" calcext:value-type="float">
            <text:p>20736000</text:p>
          </table:table-cell>
          <table:table-cell office:value-type="float" office:value="1.02743" calcext:value-type="float">
            <text:p>1.02743</text:p>
          </table:table-cell>
        </table:table-row>
        <table:table-row table:style-name="ro1">
          <table:table-cell office:value-type="float" office:value="21254400" calcext:value-type="float">
            <text:p>21254400</text:p>
          </table:table-cell>
          <table:table-cell office:value-type="float" office:value="1.05493" calcext:value-type="float">
            <text:p>1.05493</text:p>
          </table:table-cell>
        </table:table-row>
        <table:table-row table:style-name="ro1">
          <table:table-cell office:value-type="float" office:value="21772800" calcext:value-type="float">
            <text:p>21772800</text:p>
          </table:table-cell>
          <table:table-cell office:value-type="float" office:value="1.00615" calcext:value-type="float">
            <text:p>1.00615</text:p>
          </table:table-cell>
        </table:table-row>
        <table:table-row table:style-name="ro1">
          <table:table-cell office:value-type="float" office:value="22291200" calcext:value-type="float">
            <text:p>22291200</text:p>
          </table:table-cell>
          <table:table-cell office:value-type="float" office:value="0.555694" calcext:value-type="float">
            <text:p>0.555694</text:p>
          </table:table-cell>
        </table:table-row>
        <table:table-row table:style-name="ro1">
          <table:table-cell office:value-type="float" office:value="22809600" calcext:value-type="float">
            <text:p>22809600</text:p>
          </table:table-cell>
          <table:table-cell office:value-type="float" office:value="0.59997" calcext:value-type="float">
            <text:p>0.59997</text:p>
          </table:table-cell>
        </table:table-row>
        <table:table-row table:style-name="ro1">
          <table:table-cell office:value-type="float" office:value="23328000" calcext:value-type="float">
            <text:p>23328000</text:p>
          </table:table-cell>
          <table:table-cell office:value-type="float" office:value="0.651107" calcext:value-type="float">
            <text:p>0.651107</text:p>
          </table:table-cell>
        </table:table-row>
        <table:table-row table:style-name="ro1">
          <table:table-cell office:value-type="float" office:value="23846400" calcext:value-type="float">
            <text:p>23846400</text:p>
          </table:table-cell>
          <table:table-cell office:value-type="float" office:value="0.556896" calcext:value-type="float">
            <text:p>0.556896</text:p>
          </table:table-cell>
        </table:table-row>
        <table:table-row table:style-name="ro1">
          <table:table-cell office:value-type="float" office:value="24364800" calcext:value-type="float">
            <text:p>24364800</text:p>
          </table:table-cell>
          <table:table-cell office:value-type="float" office:value="0.571711" calcext:value-type="float">
            <text:p>0.571711</text:p>
          </table:table-cell>
        </table:table-row>
        <table:table-row table:style-name="ro1">
          <table:table-cell office:value-type="float" office:value="24883200" calcext:value-type="float">
            <text:p>24883200</text:p>
          </table:table-cell>
          <table:table-cell office:value-type="float" office:value="0.578113" calcext:value-type="float">
            <text:p>0.578113</text:p>
          </table:table-cell>
        </table:table-row>
        <table:table-row table:style-name="ro1">
          <table:table-cell office:value-type="float" office:value="25401600" calcext:value-type="float">
            <text:p>25401600</text:p>
          </table:table-cell>
          <table:table-cell office:value-type="float" office:value="0.557654" calcext:value-type="float">
            <text:p>0.557654</text:p>
          </table:table-cell>
        </table:table-row>
      </table:table>
      <table:table table:name="tbb-8t-10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/home/jakub/opencv_hpx_backend/opencv_mandelbrot/cmake-build-release_hpx_nstripes/opencv_mandelbrot -h 4800 -w 5400 -b hpx_nstripes --hpx:threads 8</text:p>
          </table:table-cell>
          <table:table-cell/>
        </table:table-row>
        <table:table-row table:style-name="ro1">
          <table:table-cell office:value-type="string" calcext:value-type="string">
            <text:p>imsize: h=4800 w=5400 backend=hpx_nstripes num_pus=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7949" calcext:value-type="float">
            <text:p>0.367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9148" calcext:value-type="float">
            <text:p>2.59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337" calcext:value-type="float">
            <text:p>1.30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022" calcext:value-type="float">
            <text:p>1.21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0429" calcext:value-type="float">
            <text:p>0.850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1831" calcext:value-type="float">
            <text:p>0.7418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2709" calcext:value-type="float">
            <text:p>0.612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0997" calcext:value-type="float">
            <text:p>0.5509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3689" calcext:value-type="float">
            <text:p>0.593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3966" calcext:value-type="float">
            <text:p>0.5839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361" calcext:value-type="float">
            <text:p>0.573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60261" calcext:value-type="float">
            <text:p>0.5602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2067" calcext:value-type="float">
            <text:p>0.4720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7127" calcext:value-type="float">
            <text:p>0.487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9959" calcext:value-type="float">
            <text:p>0.459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2181" calcext:value-type="float">
            <text:p>0.5221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51566" calcext:value-type="float">
            <text:p>0.5515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76276" calcext:value-type="float">
            <text:p>0.4762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0698" calcext:value-type="float">
            <text:p>0.4506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3942" calcext:value-type="float">
            <text:p>0.4939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38175" calcext:value-type="float">
            <text:p>0.4381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83193" calcext:value-type="float">
            <text:p>0.4831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40743" calcext:value-type="float">
            <text:p>0.5407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12467" calcext:value-type="float">
            <text:p>0.5124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37172" calcext:value-type="float">
            <text:p>0.5371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98437" calcext:value-type="float">
            <text:p>0.4984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9627" calcext:value-type="float">
            <text:p>0.4296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1124" calcext:value-type="float">
            <text:p>0.4811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44543" calcext:value-type="float">
            <text:p>0.7445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09772" calcext:value-type="float">
            <text:p>0.7097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49108" calcext:value-type="float">
            <text:p>0.6491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4494" calcext:value-type="float">
            <text:p>0.6344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29906" calcext:value-type="float">
            <text:p>0.6299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07158" calcext:value-type="float">
            <text:p>0.507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9786" calcext:value-type="float">
            <text:p>0.3497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45233" calcext:value-type="float">
            <text:p>0.3452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94211" calcext:value-type="float">
            <text:p>0.3942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84244" calcext:value-type="float">
            <text:p>0.3842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67518" calcext:value-type="float">
            <text:p>0.3675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39226" calcext:value-type="float">
            <text:p>0.4392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32415" calcext:value-type="float">
            <text:p>0.4324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23406" calcext:value-type="float">
            <text:p>0.4234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43969" calcext:value-type="float">
            <text:p>0.4439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3084" calcext:value-type="float">
            <text:p>0.4330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53137" calcext:value-type="float">
            <text:p>0.4531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75482" calcext:value-type="float">
            <text:p>0.4754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8499" calcext:value-type="float">
            <text:p>0.484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32369" calcext:value-type="float">
            <text:p>0.4323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16979" calcext:value-type="float">
            <text:p>0.5169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62042" calcext:value-type="float">
            <text:p>0.4620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0544" calcext:value-type="float">
            <text:p>0.405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47717" calcext:value-type="float">
            <text:p>0.4477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58532" calcext:value-type="float">
            <text:p>0.4585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14813" calcext:value-type="float">
            <text:p>0.5148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76407" calcext:value-type="float">
            <text:p>0.47640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4893" calcext:value-type="float">
            <text:p>0.4648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45795" calcext:value-type="float">
            <text:p>0.4457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79612" calcext:value-type="float">
            <text:p>0.4796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64259" calcext:value-type="float">
            <text:p>0.4642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69791" calcext:value-type="float">
            <text:p>0.4697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3633" calcext:value-type="float">
            <text:p>0.3836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92339" calcext:value-type="float">
            <text:p>0.3923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09845" calcext:value-type="float">
            <text:p>0.4098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38485" calcext:value-type="float">
            <text:p>0.4384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00371" calcext:value-type="float">
            <text:p>0.5003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3587" calcext:value-type="float">
            <text:p>0.435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97783" calcext:value-type="float">
            <text:p>0.497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48427" calcext:value-type="float">
            <text:p>0.5484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45589" calcext:value-type="float">
            <text:p>0.4455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79047" calcext:value-type="float">
            <text:p>0.4790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51964" calcext:value-type="float">
            <text:p>0.4519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70516" calcext:value-type="float">
            <text:p>0.4705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6477" calcext:value-type="float">
            <text:p>0.664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57052" calcext:value-type="float">
            <text:p>0.6570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81747" calcext:value-type="float">
            <text:p>0.7817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51032" calcext:value-type="float">
            <text:p>0.8510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61422" calcext:value-type="float">
            <text:p>0.8614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6666" calcext:value-type="float">
            <text:p>0.466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7546" calcext:value-type="float">
            <text:p>0.3875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18741" calcext:value-type="float">
            <text:p>0.4187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438" calcext:value-type="float">
            <text:p>0.394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64823" calcext:value-type="float">
            <text:p>0.4648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63245" calcext:value-type="float">
            <text:p>0.3632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372" calcext:value-type="float">
            <text:p>0.343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4529" calcext:value-type="float">
            <text:p>0.345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6922" calcext:value-type="float">
            <text:p>0.369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91078" calcext:value-type="float">
            <text:p>0.3910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09766" calcext:value-type="float">
            <text:p>0.4097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61477" calcext:value-type="float">
            <text:p>0.3614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54192" calcext:value-type="float">
            <text:p>0.3541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12305" calcext:value-type="float">
            <text:p>0.4123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09267" calcext:value-type="float">
            <text:p>0.4092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97727" calcext:value-type="float">
            <text:p>0.3977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07237" calcext:value-type="float">
            <text:p>0.4072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50142" calcext:value-type="float">
            <text:p>0.3501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35193" calcext:value-type="float">
            <text:p>0.3351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58903" calcext:value-type="float">
            <text:p>0.3589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5231" calcext:value-type="float">
            <text:p>0.3752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89921" calcext:value-type="float">
            <text:p>0.3899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18400" calcext:value-type="float">
            <text:p>518400</text:p>
          </table:table-cell>
          <table:table-cell office:value-type="float" office:value="0.394998" calcext:value-type="float">
            <text:p>0.394998</text:p>
          </table:table-cell>
        </table:table-row>
        <table:table-row table:style-name="ro1">
          <table:table-cell office:value-type="float" office:value="1036800" calcext:value-type="float">
            <text:p>1036800</text:p>
          </table:table-cell>
          <table:table-cell office:value-type="float" office:value="0.356645" calcext:value-type="float">
            <text:p>0.356645</text:p>
          </table:table-cell>
        </table:table-row>
        <table:table-row table:style-name="ro1">
          <table:table-cell office:value-type="float" office:value="1555200" calcext:value-type="float">
            <text:p>1555200</text:p>
          </table:table-cell>
          <table:table-cell office:value-type="float" office:value="0.396095" calcext:value-type="float">
            <text:p>0.396095</text:p>
          </table:table-cell>
        </table:table-row>
        <table:table-row table:style-name="ro1">
          <table:table-cell office:value-type="float" office:value="2073600" calcext:value-type="float">
            <text:p>2073600</text:p>
          </table:table-cell>
          <table:table-cell office:value-type="float" office:value="0.338965" calcext:value-type="float">
            <text:p>0.338965</text:p>
          </table:table-cell>
        </table:table-row>
        <table:table-row table:style-name="ro1">
          <table:table-cell office:value-type="float" office:value="2592000" calcext:value-type="float">
            <text:p>2592000</text:p>
          </table:table-cell>
          <table:table-cell office:value-type="float" office:value="0.330189" calcext:value-type="float">
            <text:p>0.330189</text:p>
          </table:table-cell>
        </table:table-row>
        <table:table-row table:style-name="ro1">
          <table:table-cell office:value-type="float" office:value="3110400" calcext:value-type="float">
            <text:p>3110400</text:p>
          </table:table-cell>
          <table:table-cell office:value-type="float" office:value="0.335781" calcext:value-type="float">
            <text:p>0.335781</text:p>
          </table:table-cell>
        </table:table-row>
        <table:table-row table:style-name="ro1">
          <table:table-cell office:value-type="float" office:value="3628800" calcext:value-type="float">
            <text:p>3628800</text:p>
          </table:table-cell>
          <table:table-cell office:value-type="float" office:value="0.38922" calcext:value-type="float">
            <text:p>0.38922</text:p>
          </table:table-cell>
        </table:table-row>
        <table:table-row table:style-name="ro1">
          <table:table-cell office:value-type="float" office:value="4147200" calcext:value-type="float">
            <text:p>4147200</text:p>
          </table:table-cell>
          <table:table-cell office:value-type="float" office:value="0.374117" calcext:value-type="float">
            <text:p>0.374117</text:p>
          </table:table-cell>
        </table:table-row>
        <table:table-row table:style-name="ro1">
          <table:table-cell office:value-type="float" office:value="4665600" calcext:value-type="float">
            <text:p>4665600</text:p>
          </table:table-cell>
          <table:table-cell office:value-type="float" office:value="0.389225" calcext:value-type="float">
            <text:p>0.389225</text:p>
          </table:table-cell>
        </table:table-row>
        <table:table-row table:style-name="ro1">
          <table:table-cell office:value-type="float" office:value="5184000" calcext:value-type="float">
            <text:p>5184000</text:p>
          </table:table-cell>
          <table:table-cell office:value-type="float" office:value="0.373557" calcext:value-type="float">
            <text:p>0.373557</text:p>
          </table:table-cell>
        </table:table-row>
        <table:table-row table:style-name="ro1">
          <table:table-cell office:value-type="float" office:value="5702400" calcext:value-type="float">
            <text:p>5702400</text:p>
          </table:table-cell>
          <table:table-cell office:value-type="float" office:value="0.372155" calcext:value-type="float">
            <text:p>0.372155</text:p>
          </table:table-cell>
        </table:table-row>
        <table:table-row table:style-name="ro1">
          <table:table-cell office:value-type="float" office:value="6220800" calcext:value-type="float">
            <text:p>6220800</text:p>
          </table:table-cell>
          <table:table-cell office:value-type="float" office:value="0.38438" calcext:value-type="float">
            <text:p>0.38438</text:p>
          </table:table-cell>
        </table:table-row>
        <table:table-row table:style-name="ro1">
          <table:table-cell office:value-type="float" office:value="6739200" calcext:value-type="float">
            <text:p>6739200</text:p>
          </table:table-cell>
          <table:table-cell office:value-type="float" office:value="0.337225" calcext:value-type="float">
            <text:p>0.337225</text:p>
          </table:table-cell>
        </table:table-row>
        <table:table-row table:style-name="ro1">
          <table:table-cell office:value-type="float" office:value="7257600" calcext:value-type="float">
            <text:p>7257600</text:p>
          </table:table-cell>
          <table:table-cell office:value-type="float" office:value="0.383107" calcext:value-type="float">
            <text:p>0.383107</text:p>
          </table:table-cell>
        </table:table-row>
        <table:table-row table:style-name="ro1">
          <table:table-cell office:value-type="float" office:value="7776000" calcext:value-type="float">
            <text:p>7776000</text:p>
          </table:table-cell>
          <table:table-cell office:value-type="float" office:value="0.355798" calcext:value-type="float">
            <text:p>0.355798</text:p>
          </table:table-cell>
        </table:table-row>
        <table:table-row table:style-name="ro1">
          <table:table-cell office:value-type="float" office:value="8294400" calcext:value-type="float">
            <text:p>8294400</text:p>
          </table:table-cell>
          <table:table-cell office:value-type="float" office:value="0.355488" calcext:value-type="float">
            <text:p>0.355488</text:p>
          </table:table-cell>
        </table:table-row>
        <table:table-row table:style-name="ro1">
          <table:table-cell office:value-type="float" office:value="8812800" calcext:value-type="float">
            <text:p>8812800</text:p>
          </table:table-cell>
          <table:table-cell office:value-type="float" office:value="0.394795" calcext:value-type="float">
            <text:p>0.394795</text:p>
          </table:table-cell>
        </table:table-row>
        <table:table-row table:style-name="ro1">
          <table:table-cell office:value-type="float" office:value="9331200" calcext:value-type="float">
            <text:p>9331200</text:p>
          </table:table-cell>
          <table:table-cell office:value-type="float" office:value="0.36914" calcext:value-type="float">
            <text:p>0.36914</text:p>
          </table:table-cell>
        </table:table-row>
        <table:table-row table:style-name="ro1">
          <table:table-cell office:value-type="float" office:value="9849600" calcext:value-type="float">
            <text:p>9849600</text:p>
          </table:table-cell>
          <table:table-cell office:value-type="float" office:value="0.337773" calcext:value-type="float">
            <text:p>0.337773</text:p>
          </table:table-cell>
        </table:table-row>
        <table:table-row table:style-name="ro1">
          <table:table-cell office:value-type="float" office:value="10368000" calcext:value-type="float">
            <text:p>10368000</text:p>
          </table:table-cell>
          <table:table-cell office:value-type="float" office:value="0.347591" calcext:value-type="float">
            <text:p>0.347591</text:p>
          </table:table-cell>
        </table:table-row>
        <table:table-row table:style-name="ro1">
          <table:table-cell office:value-type="float" office:value="10886400" calcext:value-type="float">
            <text:p>10886400</text:p>
          </table:table-cell>
          <table:table-cell office:value-type="float" office:value="0.401044" calcext:value-type="float">
            <text:p>0.401044</text:p>
          </table:table-cell>
        </table:table-row>
        <table:table-row table:style-name="ro1">
          <table:table-cell office:value-type="float" office:value="11404800" calcext:value-type="float">
            <text:p>11404800</text:p>
          </table:table-cell>
          <table:table-cell office:value-type="float" office:value="0.38544" calcext:value-type="float">
            <text:p>0.38544</text:p>
          </table:table-cell>
        </table:table-row>
        <table:table-row table:style-name="ro1">
          <table:table-cell office:value-type="float" office:value="11923200" calcext:value-type="float">
            <text:p>11923200</text:p>
          </table:table-cell>
          <table:table-cell office:value-type="float" office:value="0.570446" calcext:value-type="float">
            <text:p>0.570446</text:p>
          </table:table-cell>
        </table:table-row>
        <table:table-row table:style-name="ro1">
          <table:table-cell office:value-type="float" office:value="12441600" calcext:value-type="float">
            <text:p>12441600</text:p>
          </table:table-cell>
          <table:table-cell office:value-type="float" office:value="0.621364" calcext:value-type="float">
            <text:p>0.621364</text:p>
          </table:table-cell>
        </table:table-row>
        <table:table-row table:style-name="ro1">
          <table:table-cell office:value-type="float" office:value="12960000" calcext:value-type="float">
            <text:p>12960000</text:p>
          </table:table-cell>
          <table:table-cell office:value-type="float" office:value="0.586597" calcext:value-type="float">
            <text:p>0.586597</text:p>
          </table:table-cell>
        </table:table-row>
        <table:table-row table:style-name="ro1">
          <table:table-cell office:value-type="float" office:value="13478400" calcext:value-type="float">
            <text:p>13478400</text:p>
          </table:table-cell>
          <table:table-cell office:value-type="float" office:value="0.650677" calcext:value-type="float">
            <text:p>0.650677</text:p>
          </table:table-cell>
        </table:table-row>
        <table:table-row table:style-name="ro1">
          <table:table-cell office:value-type="float" office:value="13996800" calcext:value-type="float">
            <text:p>13996800</text:p>
          </table:table-cell>
          <table:table-cell office:value-type="float" office:value="0.584405" calcext:value-type="float">
            <text:p>0.584405</text:p>
          </table:table-cell>
        </table:table-row>
        <table:table-row table:style-name="ro1">
          <table:table-cell office:value-type="float" office:value="14515200" calcext:value-type="float">
            <text:p>14515200</text:p>
          </table:table-cell>
          <table:table-cell office:value-type="float" office:value="0.600982" calcext:value-type="float">
            <text:p>0.600982</text:p>
          </table:table-cell>
        </table:table-row>
        <table:table-row table:style-name="ro1">
          <table:table-cell office:value-type="float" office:value="15033600" calcext:value-type="float">
            <text:p>15033600</text:p>
          </table:table-cell>
          <table:table-cell office:value-type="float" office:value="0.668769" calcext:value-type="float">
            <text:p>0.668769</text:p>
          </table:table-cell>
        </table:table-row>
        <table:table-row table:style-name="ro1">
          <table:table-cell office:value-type="float" office:value="15552000" calcext:value-type="float">
            <text:p>15552000</text:p>
          </table:table-cell>
          <table:table-cell office:value-type="float" office:value="0.637875" calcext:value-type="float">
            <text:p>0.637875</text:p>
          </table:table-cell>
        </table:table-row>
        <table:table-row table:style-name="ro1">
          <table:table-cell office:value-type="float" office:value="16070400" calcext:value-type="float">
            <text:p>16070400</text:p>
          </table:table-cell>
          <table:table-cell office:value-type="float" office:value="0.63304" calcext:value-type="float">
            <text:p>0.63304</text:p>
          </table:table-cell>
        </table:table-row>
        <table:table-row table:style-name="ro1">
          <table:table-cell office:value-type="float" office:value="16588800" calcext:value-type="float">
            <text:p>16588800</text:p>
          </table:table-cell>
          <table:table-cell office:value-type="float" office:value="0.527153" calcext:value-type="float">
            <text:p>0.527153</text:p>
          </table:table-cell>
        </table:table-row>
        <table:table-row table:style-name="ro1">
          <table:table-cell office:value-type="float" office:value="17107200" calcext:value-type="float">
            <text:p>17107200</text:p>
          </table:table-cell>
          <table:table-cell office:value-type="float" office:value="0.543306" calcext:value-type="float">
            <text:p>0.543306</text:p>
          </table:table-cell>
        </table:table-row>
        <table:table-row table:style-name="ro1">
          <table:table-cell office:value-type="float" office:value="17625600" calcext:value-type="float">
            <text:p>17625600</text:p>
          </table:table-cell>
          <table:table-cell office:value-type="float" office:value="0.43452" calcext:value-type="float">
            <text:p>0.43452</text:p>
          </table:table-cell>
        </table:table-row>
        <table:table-row table:style-name="ro1">
          <table:table-cell office:value-type="float" office:value="18144000" calcext:value-type="float">
            <text:p>18144000</text:p>
          </table:table-cell>
          <table:table-cell office:value-type="float" office:value="0.348988" calcext:value-type="float">
            <text:p>0.348988</text:p>
          </table:table-cell>
        </table:table-row>
        <table:table-row table:style-name="ro1">
          <table:table-cell office:value-type="float" office:value="18662400" calcext:value-type="float">
            <text:p>18662400</text:p>
          </table:table-cell>
          <table:table-cell office:value-type="float" office:value="0.380217" calcext:value-type="float">
            <text:p>0.380217</text:p>
          </table:table-cell>
        </table:table-row>
        <table:table-row table:style-name="ro1">
          <table:table-cell office:value-type="float" office:value="19180800" calcext:value-type="float">
            <text:p>19180800</text:p>
          </table:table-cell>
          <table:table-cell office:value-type="float" office:value="0.329028" calcext:value-type="float">
            <text:p>0.329028</text:p>
          </table:table-cell>
        </table:table-row>
        <table:table-row table:style-name="ro1">
          <table:table-cell office:value-type="float" office:value="19699200" calcext:value-type="float">
            <text:p>19699200</text:p>
          </table:table-cell>
          <table:table-cell office:value-type="float" office:value="0.331734" calcext:value-type="float">
            <text:p>0.331734</text:p>
          </table:table-cell>
        </table:table-row>
        <table:table-row table:style-name="ro1">
          <table:table-cell office:value-type="float" office:value="20217600" calcext:value-type="float">
            <text:p>20217600</text:p>
          </table:table-cell>
          <table:table-cell office:value-type="float" office:value="0.348168" calcext:value-type="float">
            <text:p>0.348168</text:p>
          </table:table-cell>
        </table:table-row>
        <table:table-row table:style-name="ro1">
          <table:table-cell office:value-type="float" office:value="20736000" calcext:value-type="float">
            <text:p>20736000</text:p>
          </table:table-cell>
          <table:table-cell office:value-type="float" office:value="0.385964" calcext:value-type="float">
            <text:p>0.385964</text:p>
          </table:table-cell>
        </table:table-row>
        <table:table-row table:style-name="ro1">
          <table:table-cell office:value-type="float" office:value="21254400" calcext:value-type="float">
            <text:p>21254400</text:p>
          </table:table-cell>
          <table:table-cell office:value-type="float" office:value="0.364793" calcext:value-type="float">
            <text:p>0.364793</text:p>
          </table:table-cell>
        </table:table-row>
        <table:table-row table:style-name="ro1">
          <table:table-cell office:value-type="float" office:value="21772800" calcext:value-type="float">
            <text:p>21772800</text:p>
          </table:table-cell>
          <table:table-cell office:value-type="float" office:value="0.377484" calcext:value-type="float">
            <text:p>0.377484</text:p>
          </table:table-cell>
        </table:table-row>
        <table:table-row table:style-name="ro1">
          <table:table-cell office:value-type="float" office:value="22291200" calcext:value-type="float">
            <text:p>22291200</text:p>
          </table:table-cell>
          <table:table-cell office:value-type="float" office:value="0.327176" calcext:value-type="float">
            <text:p>0.327176</text:p>
          </table:table-cell>
        </table:table-row>
        <table:table-row table:style-name="ro1">
          <table:table-cell office:value-type="float" office:value="22809600" calcext:value-type="float">
            <text:p>22809600</text:p>
          </table:table-cell>
          <table:table-cell office:value-type="float" office:value="0.330678" calcext:value-type="float">
            <text:p>0.330678</text:p>
          </table:table-cell>
        </table:table-row>
        <table:table-row table:style-name="ro1">
          <table:table-cell office:value-type="float" office:value="23328000" calcext:value-type="float">
            <text:p>23328000</text:p>
          </table:table-cell>
          <table:table-cell office:value-type="float" office:value="0.328823" calcext:value-type="float">
            <text:p>0.328823</text:p>
          </table:table-cell>
        </table:table-row>
        <table:table-row table:style-name="ro1">
          <table:table-cell office:value-type="float" office:value="23846400" calcext:value-type="float">
            <text:p>23846400</text:p>
          </table:table-cell>
          <table:table-cell office:value-type="float" office:value="0.325982" calcext:value-type="float">
            <text:p>0.325982</text:p>
          </table:table-cell>
        </table:table-row>
        <table:table-row table:style-name="ro1">
          <table:table-cell office:value-type="float" office:value="24364800" calcext:value-type="float">
            <text:p>24364800</text:p>
          </table:table-cell>
          <table:table-cell office:value-type="float" office:value="0.36907" calcext:value-type="float">
            <text:p>0.36907</text:p>
          </table:table-cell>
        </table:table-row>
        <table:table-row table:style-name="ro1">
          <table:table-cell office:value-type="float" office:value="24883200" calcext:value-type="float">
            <text:p>24883200</text:p>
          </table:table-cell>
          <table:table-cell office:value-type="float" office:value="0.389789" calcext:value-type="float">
            <text:p>0.389789</text:p>
          </table:table-cell>
        </table:table-row>
        <table:table-row table:style-name="ro1">
          <table:table-cell office:value-type="float" office:value="25401600" calcext:value-type="float">
            <text:p>25401600</text:p>
          </table:table-cell>
          <table:table-cell office:value-type="float" office:value="0.382468" calcext:value-type="float">
            <text:p>0.382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5:12:35.877251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1:57:02.167261077</meta:creation-date>
    <dc:date>2018-06-14T15:13:02.405174288</dc:date>
    <meta:editing-duration>PT1H4M27S</meta:editing-duration>
    <meta:editing-cycles>6</meta:editing-cycles>
    <meta:generator>LibreOffice/5.1.6.2$Linux_X86_64 LibreOffice_project/10m0$Build-2</meta:generator>
    <meta:document-statistic meta:table-count="6" meta:cell-count="18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23cm" svg:height="11.927cm" xlink:href=".." xlink:type="simple" chart:class="chart:scatter" chart:style-name="ch1">
        <chart:title svg:x="8.565cm" svg:y="0.374cm" chart:style-name="ch2">
          <text:p>Processing time as function of nstripes</text:p>
        </chart:title>
        <chart:plot-area chart:style-name="ch3" table:cell-range-address="'hpx_nstripes-4t-10i'.A4:'hpx_nstripes-4t-10i'.B152" svg:x="1.511cm" svg:y="1.391cm" svg:width="23.012cm" svg:height="9.317cm">
          <chartooo:coordinate-region svg:x="2.238cm" svg:y="1.59cm" svg:width="21.542cm" svg:height="8.471cm"/>
          <chart:axis chart:dimension="x" chart:name="primary-x" chart:style-name="ch4">
            <chart:title svg:x="12.391cm" svg:y="10.946cm" chart:style-name="ch5">
              <text:p>nstripes</text:p>
            </chart:title>
          </chart:axis>
          <chart:axis chart:dimension="y" chart:name="primary-y" chart:style-name="ch4">
            <chart:title svg:x="0.451cm" svg:y="6.649cm" chart:style-name="ch6">
              <text:p>Time [s]</text:p>
            </chart:title>
            <chart:grid chart:style-name="ch7" chart:class="major"/>
          </chart:axis>
          <chart:series chart:style-name="ch8" chart:values-cell-range-address="'hpx_nstripes-4t-10i'.B4:'hpx_nstripes-4t-10i'.B152" chart:class="chart:scatter">
            <chart:domain table:cell-range-address="'hpx_nstripes-4t-10i'.A4:'hpx_nstripes-4t-10i'.A152"/>
            <chart:data-point chart:repeated="1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px_nstripes-4t-10i'.A4:'hpx_nstripes-4t-10i'.A152</svg:desc>
                </draw:g>
              </table:table-cell>
              <table:table-cell office:value-type="float" office:value="0.922336">
                <text:p>0.922336</text:p>
                <draw:g>
                  <svg:desc>'hpx_nstripes-4t-10i'.B4:'hpx_nstripes-4t-10i'.B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6559">
                <text:p>2.46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5201">
                <text:p>1.25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17735">
                <text:p>1.17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48704">
                <text:p>0.848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95983">
                <text:p>0.595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62691">
                <text:p>0.562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8401">
                <text:p>0.58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3125">
                <text:p>0.4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65676">
                <text:p>0.4656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453295">
                <text:p>0.453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496432">
                <text:p>0.496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094">
                <text:p>0.5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492898">
                <text:p>0.492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54717">
                <text:p>0.454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16538">
                <text:p>0.516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71436">
                <text:p>0.571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17849">
                <text:p>0.617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499158">
                <text:p>0.499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20599">
                <text:p>0.520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69081">
                <text:p>0.469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66078">
                <text:p>0.466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71366">
                <text:p>0.471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1827">
                <text:p>0.61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71005">
                <text:p>0.471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35054">
                <text:p>0.4350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75058">
                <text:p>0.475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483232">
                <text:p>0.483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466899">
                <text:p>0.466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66716">
                <text:p>0.466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447761">
                <text:p>0.447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46293">
                <text:p>0.46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460589">
                <text:p>0.460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71865">
                <text:p>0.471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04835">
                <text:p>0.504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465922">
                <text:p>0.4659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2871">
                <text:p>0.52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95559">
                <text:p>0.495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443943">
                <text:p>0.443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481144">
                <text:p>0.481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24867">
                <text:p>0.5248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14117">
                <text:p>0.514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45086">
                <text:p>0.545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89488">
                <text:p>0.589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0838">
                <text:p>0.508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494269">
                <text:p>0.494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46835">
                <text:p>0.546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48039">
                <text:p>0.48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455408">
                <text:p>0.455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95172">
                <text:p>0.495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93085">
                <text:p>0.593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39933">
                <text:p>0.5399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03233">
                <text:p>0.5032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481131">
                <text:p>0.481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25095">
                <text:p>0.525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481443">
                <text:p>0.481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494627">
                <text:p>0.494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5684">
                <text:p>0.556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16036">
                <text:p>0.516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466038">
                <text:p>0.466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6955">
                <text:p>0.569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69507">
                <text:p>0.4695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21646">
                <text:p>0.521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40985">
                <text:p>0.5409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16684">
                <text:p>0.5166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89506">
                <text:p>0.4895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476238">
                <text:p>0.4762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12172">
                <text:p>0.5121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607201">
                <text:p>0.607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490944">
                <text:p>0.490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40369">
                <text:p>0.540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17149">
                <text:p>0.5171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491533">
                <text:p>0.4915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81219">
                <text:p>0.581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470841">
                <text:p>0.4708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499823">
                <text:p>0.4998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481982">
                <text:p>0.481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482177">
                <text:p>0.482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497005">
                <text:p>0.497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82677">
                <text:p>0.5826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84974">
                <text:p>0.5849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25604">
                <text:p>0.5256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02113">
                <text:p>0.5021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25473">
                <text:p>0.525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29371">
                <text:p>0.5293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27911">
                <text:p>0.5279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1972">
                <text:p>0.51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25949">
                <text:p>0.525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612778">
                <text:p>0.612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07906">
                <text:p>0.5079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39365">
                <text:p>0.5393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497562">
                <text:p>0.4975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37467">
                <text:p>0.537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61523">
                <text:p>0.4615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42992">
                <text:p>0.5429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29585">
                <text:p>0.5295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469687">
                <text:p>0.4696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24278">
                <text:p>0.5242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464195">
                <text:p>0.4641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497547">
                <text:p>0.4975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8400">
                <text:p>518400</text:p>
              </table:table-cell>
              <table:table-cell office:value-type="float" office:value="0.452734">
                <text:p>0.4527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6800">
                <text:p>1036800</text:p>
              </table:table-cell>
              <table:table-cell office:value-type="float" office:value="0.562702">
                <text:p>0.5627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5200">
                <text:p>1555200</text:p>
              </table:table-cell>
              <table:table-cell office:value-type="float" office:value="0.480502">
                <text:p>0.480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3600">
                <text:p>2073600</text:p>
              </table:table-cell>
              <table:table-cell office:value-type="float" office:value="0.481854">
                <text:p>0.4818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92000">
                <text:p>2592000</text:p>
              </table:table-cell>
              <table:table-cell office:value-type="float" office:value="0.486908">
                <text:p>0.4869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10400">
                <text:p>3110400</text:p>
              </table:table-cell>
              <table:table-cell office:value-type="float" office:value="0.505507">
                <text:p>0.5055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28800">
                <text:p>3628800</text:p>
              </table:table-cell>
              <table:table-cell office:value-type="float" office:value="0.565698">
                <text:p>0.5656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47200">
                <text:p>4147200</text:p>
              </table:table-cell>
              <table:table-cell office:value-type="float" office:value="0.582943">
                <text:p>0.5829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65600">
                <text:p>4665600</text:p>
              </table:table-cell>
              <table:table-cell office:value-type="float" office:value="0.499977">
                <text:p>0.4999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84000">
                <text:p>5184000</text:p>
              </table:table-cell>
              <table:table-cell office:value-type="float" office:value="0.551807">
                <text:p>0.5518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2400">
                <text:p>5702400</text:p>
              </table:table-cell>
              <table:table-cell office:value-type="float" office:value="0.562194">
                <text:p>0.5621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20800">
                <text:p>6220800</text:p>
              </table:table-cell>
              <table:table-cell office:value-type="float" office:value="0.561819">
                <text:p>0.5618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739200">
                <text:p>6739200</text:p>
              </table:table-cell>
              <table:table-cell office:value-type="float" office:value="0.603826">
                <text:p>0.603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57600">
                <text:p>7257600</text:p>
              </table:table-cell>
              <table:table-cell office:value-type="float" office:value="0.637483">
                <text:p>0.637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76000">
                <text:p>7776000</text:p>
              </table:table-cell>
              <table:table-cell office:value-type="float" office:value="0.625163">
                <text:p>0.6251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94400">
                <text:p>8294400</text:p>
              </table:table-cell>
              <table:table-cell office:value-type="float" office:value="0.599794">
                <text:p>0.5997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12800">
                <text:p>8812800</text:p>
              </table:table-cell>
              <table:table-cell office:value-type="float" office:value="0.608097">
                <text:p>0.6080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31200">
                <text:p>9331200</text:p>
              </table:table-cell>
              <table:table-cell office:value-type="float" office:value="0.607434">
                <text:p>0.6074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49600">
                <text:p>9849600</text:p>
              </table:table-cell>
              <table:table-cell office:value-type="float" office:value="0.696576">
                <text:p>0.696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368000">
                <text:p>10368000</text:p>
              </table:table-cell>
              <table:table-cell office:value-type="float" office:value="0.681886">
                <text:p>0.6818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886400">
                <text:p>10886400</text:p>
              </table:table-cell>
              <table:table-cell office:value-type="float" office:value="0.724296">
                <text:p>0.7242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404800">
                <text:p>11404800</text:p>
              </table:table-cell>
              <table:table-cell office:value-type="float" office:value="0.6129">
                <text:p>0.61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923200">
                <text:p>11923200</text:p>
              </table:table-cell>
              <table:table-cell office:value-type="float" office:value="0.685912">
                <text:p>0.685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41600">
                <text:p>12441600</text:p>
              </table:table-cell>
              <table:table-cell office:value-type="float" office:value="0.646425">
                <text:p>0.6464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60000">
                <text:p>12960000</text:p>
              </table:table-cell>
              <table:table-cell office:value-type="float" office:value="0.619722">
                <text:p>0.6197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478400">
                <text:p>13478400</text:p>
              </table:table-cell>
              <table:table-cell office:value-type="float" office:value="0.676334">
                <text:p>0.676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96800">
                <text:p>13996800</text:p>
              </table:table-cell>
              <table:table-cell office:value-type="float" office:value="0.643211">
                <text:p>0.6432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15200">
                <text:p>14515200</text:p>
              </table:table-cell>
              <table:table-cell office:value-type="float" office:value="0.712785">
                <text:p>0.7127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33600">
                <text:p>15033600</text:p>
              </table:table-cell>
              <table:table-cell office:value-type="float" office:value="0.680333">
                <text:p>0.680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552000">
                <text:p>15552000</text:p>
              </table:table-cell>
              <table:table-cell office:value-type="float" office:value="0.731012">
                <text:p>0.7310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070400">
                <text:p>16070400</text:p>
              </table:table-cell>
              <table:table-cell office:value-type="float" office:value="0.735898">
                <text:p>0.7358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88800">
                <text:p>16588800</text:p>
              </table:table-cell>
              <table:table-cell office:value-type="float" office:value="0.73711">
                <text:p>0.737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107200">
                <text:p>17107200</text:p>
              </table:table-cell>
              <table:table-cell office:value-type="float" office:value="0.780699">
                <text:p>0.7806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625600">
                <text:p>17625600</text:p>
              </table:table-cell>
              <table:table-cell office:value-type="float" office:value="0.737368">
                <text:p>0.7373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144000">
                <text:p>18144000</text:p>
              </table:table-cell>
              <table:table-cell office:value-type="float" office:value="0.863005">
                <text:p>0.8630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662400">
                <text:p>18662400</text:p>
              </table:table-cell>
              <table:table-cell office:value-type="float" office:value="0.885113">
                <text:p>0.8851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80800">
                <text:p>19180800</text:p>
              </table:table-cell>
              <table:table-cell office:value-type="float" office:value="0.779725">
                <text:p>0.7797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699200">
                <text:p>19699200</text:p>
              </table:table-cell>
              <table:table-cell office:value-type="float" office:value="0.844756">
                <text:p>0.8447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217600">
                <text:p>20217600</text:p>
              </table:table-cell>
              <table:table-cell office:value-type="float" office:value="0.817788">
                <text:p>0.8177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736000">
                <text:p>20736000</text:p>
              </table:table-cell>
              <table:table-cell office:value-type="float" office:value="0.819772">
                <text:p>0.8197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254400">
                <text:p>21254400</text:p>
              </table:table-cell>
              <table:table-cell office:value-type="float" office:value="0.757963">
                <text:p>0.7579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772800">
                <text:p>21772800</text:p>
              </table:table-cell>
              <table:table-cell office:value-type="float" office:value="0.806765">
                <text:p>0.8067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291200">
                <text:p>22291200</text:p>
              </table:table-cell>
              <table:table-cell office:value-type="float" office:value="0.764889">
                <text:p>0.7648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809600">
                <text:p>22809600</text:p>
              </table:table-cell>
              <table:table-cell office:value-type="float" office:value="0.785422">
                <text:p>0.7854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328000">
                <text:p>23328000</text:p>
              </table:table-cell>
              <table:table-cell office:value-type="float" office:value="0.894229">
                <text:p>0.8942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846400">
                <text:p>23846400</text:p>
              </table:table-cell>
              <table:table-cell office:value-type="float" office:value="0.805327">
                <text:p>0.8053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364800">
                <text:p>24364800</text:p>
              </table:table-cell>
              <table:table-cell office:value-type="float" office:value="0.776824">
                <text:p>0.7768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883200">
                <text:p>24883200</text:p>
              </table:table-cell>
              <table:table-cell office:value-type="float" office:value="0.851079">
                <text:p>0.8510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401600">
                <text:p>25401600</text:p>
              </table:table-cell>
              <table:table-cell office:value-type="float" office:value="0.877702">
                <text:p>0.877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